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61"/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7" table:style-name="ta1">
        <office:forms form:automatic-focus="false" form:apply-design-mode="false"/>
        <table:shapes>
          <draw:frame draw:z-index="0" draw:style-name="gr1" draw:text-style-name="P1" svg:width="6.2988in" svg:height="3.5429in" svg:x="31.0268in" svg:y="1.2311in">
            <draw:object draw:notify-on-update-of-ranges="Sheet7.A2:Sheet7.A36 Sheet7.B1:Sheet7.B1 Sheet7.B2:Sheet7.B36 Sheet7.C1:Sheet7.C1 Sheet7.C2:Sheet7.C36 Sheet7.D1:Sheet7.D1 Sheet7.D2:Sheet7.D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31.035in" svg:y="4.8709in">
            <draw:object draw:notify-on-update-of-ranges="Sheet7.E2:Sheet7.E36 Sheet7.F1:Sheet7.F1 Sheet7.F2:Sheet7.F36 Sheet7.G1:Sheet7.G1 Sheet7.G2:Sheet7.G36 Sheet7.H1:Sheet7.H1 Sheet7.H2:Sheet7.H3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25.8504in" svg:y="0.0988in">
            <draw:object draw:notify-on-update-of-ranges="Sheet7.I2:Sheet7.I64 Sheet7.J1:Sheet7.J1 Sheet7.J2:Sheet7.J64 Sheet7.K1:Sheet7.K1 Sheet7.K2:Sheet7.K64 Sheet7.L1:Sheet7.L1 Sheet7.L2:Sheet7.L6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9.4291in" svg:y="0.5291in">
            <draw:object draw:notify-on-update-of-ranges="Sheet7.M2:Sheet7.M64 Sheet7.N1:Sheet7.N1 Sheet7.N2:Sheet7.N64 Sheet7.O1:Sheet7.O1 Sheet7.O2:Sheet7.O64 Sheet7.P1:Sheet7.P1 Sheet7.P2:Sheet7.P6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21.1043in" svg:y="4.8614in">
            <draw:object draw:notify-on-update-of-ranges="Sheet7.Q2:Sheet7.Q64 Sheet7.R1:Sheet7.R1 Sheet7.R2:Sheet7.R64 Sheet7.S1:Sheet7.S1 Sheet7.S2:Sheet7.S64 Sheet7.T1:Sheet7.T1 Sheet7.T2:Sheet7.T6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C abs</text:p>
          </table:table-cell>
          <table:table-cell table:style-name="Default" office:value-type="string" calcext:value-type="string">
            <text:p>Lo 95</text:p>
          </table:table-cell>
          <table:table-cell table:style-name="Default"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D abs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C 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D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number-columns-repeated="4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587080" calcext:value-type="float">
            <text:p>1.59E+06</text:p>
          </table:table-cell>
          <table:table-cell office:value-type="float" office:value="1582190" calcext:value-type="float">
            <text:p>1.58E+06</text:p>
          </table:table-cell>
          <table:table-cell office:value-type="float" office:value="1591980" calcext:value-type="float">
            <text:p>1.59E+06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28502.5" calcext:value-type="float">
            <text:p>28502.5</text:p>
          </table:table-cell>
          <table:table-cell office:value-type="float" office:value="28355.7" calcext:value-type="float">
            <text:p>28355.7</text:p>
          </table:table-cell>
          <table:table-cell office:value-type="float" office:value="28649.3" calcext:value-type="float">
            <text:p>28649.3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4374.32" calcext:value-type="float">
            <text:p>4374.32</text:p>
          </table:table-cell>
          <table:table-cell office:value-type="float" office:value="3579.2" calcext:value-type="float">
            <text:p>3579.2</text:p>
          </table:table-cell>
          <table:table-cell office:value-type="float" office:value="5169.44" calcext:value-type="float">
            <text:p>5169.44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23042.9" calcext:value-type="float">
            <text:p>23042.9</text:p>
          </table:table-cell>
          <table:table-cell office:value-type="float" office:value="18136.9" calcext:value-type="float">
            <text:p>18136.9</text:p>
          </table:table-cell>
          <table:table-cell office:value-type="float" office:value="27949" calcext:value-type="float">
            <text:p>27949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20.525" calcext:value-type="float">
            <text:p>520.525</text:p>
          </table:table-cell>
          <table:table-cell office:value-type="float" office:value="372.935" calcext:value-type="float">
            <text:p>372.935</text:p>
          </table:table-cell>
          <table:table-cell office:value-type="float" office:value="668.115" calcext:value-type="float">
            <text:p>668.115</text:p>
          </table:table-cell>
          <table:table-cell table:style-name="ce2" office:value-type="date" office:date-value="2021-04-18" calcext:value-type="date">
            <text:p>2021-04-18</text:p>
          </table:table-cell>
          <table:table-cell office:value-type="float" office:value="-1000.58" calcext:value-type="float">
            <text:p>-1000.58</text:p>
          </table:table-cell>
          <table:table-cell office:value-type="float" office:value="-1792.6" calcext:value-type="float">
            <text:p>-1792.6</text:p>
          </table:table-cell>
          <table:table-cell office:value-type="float" office:value="-208.554" calcext:value-type="float">
            <text:p>-208.554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591320" calcext:value-type="float">
            <text:p>1.59E+06</text:p>
          </table:table-cell>
          <table:table-cell office:value-type="float" office:value="1586490" calcext:value-type="float">
            <text:p>1.59E+06</text:p>
          </table:table-cell>
          <table:table-cell office:value-type="float" office:value="1596140" calcext:value-type="float">
            <text:p>1.60E+06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28555" calcext:value-type="float">
            <text:p>28555</text:p>
          </table:table-cell>
          <table:table-cell office:value-type="float" office:value="28413.6" calcext:value-type="float">
            <text:p>28413.6</text:p>
          </table:table-cell>
          <table:table-cell office:value-type="float" office:value="28696.5" calcext:value-type="float">
            <text:p>28696.5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4217.47" calcext:value-type="float">
            <text:p>4217.47</text:p>
          </table:table-cell>
          <table:table-cell office:value-type="float" office:value="3442.24" calcext:value-type="float">
            <text:p>3442.24</text:p>
          </table:table-cell>
          <table:table-cell office:value-type="float" office:value="4992.73" calcext:value-type="float">
            <text:p>4992.73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22967.6" calcext:value-type="float">
            <text:p>22967.6</text:p>
          </table:table-cell>
          <table:table-cell office:value-type="float" office:value="18139.6" calcext:value-type="float">
            <text:p>18139.6</text:p>
          </table:table-cell>
          <table:table-cell office:value-type="float" office:value="27796.1" calcext:value-type="float">
            <text:p>27796.1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498.332" calcext:value-type="float">
            <text:p>498.332</text:p>
          </table:table-cell>
          <table:table-cell office:value-type="float" office:value="356.116" calcext:value-type="float">
            <text:p>356.116</text:p>
          </table:table-cell>
          <table:table-cell office:value-type="float" office:value="640.547" calcext:value-type="float">
            <text:p>640.547</text:p>
          </table:table-cell>
          <table:table-cell table:style-name="ce2" office:value-type="date" office:date-value="2021-04-19" calcext:value-type="date">
            <text:p>2021-04-19</text:p>
          </table:table-cell>
          <table:table-cell office:value-type="float" office:value="-889.848" calcext:value-type="float">
            <text:p>-889.848</text:p>
          </table:table-cell>
          <table:table-cell office:value-type="float" office:value="-1661.95" calcext:value-type="float">
            <text:p>-1661.95</text:p>
          </table:table-cell>
          <table:table-cell office:value-type="float" office:value="-117.711" calcext:value-type="float">
            <text:p>-117.711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93690" calcext:value-type="float">
            <text:p>1.59E+06</text:p>
          </table:table-cell>
          <table:table-cell office:value-type="float" office:value="1588980" calcext:value-type="float">
            <text:p>1.59E+06</text:p>
          </table:table-cell>
          <table:table-cell office:value-type="float" office:value="1598410" calcext:value-type="float">
            <text:p>1.60E+06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28617.1" calcext:value-type="float">
            <text:p>28617.1</text:p>
          </table:table-cell>
          <table:table-cell office:value-type="float" office:value="28479.6" calcext:value-type="float">
            <text:p>28479.6</text:p>
          </table:table-cell>
          <table:table-cell office:value-type="float" office:value="28754.5" calcext:value-type="float">
            <text:p>28754.5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4085.39" calcext:value-type="float">
            <text:p>4085.39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4839.43" calcext:value-type="float">
            <text:p>4839.43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22188.6" calcext:value-type="float">
            <text:p>22188.6</text:p>
          </table:table-cell>
          <table:table-cell office:value-type="float" office:value="17476.3" calcext:value-type="float">
            <text:p>17476.3</text:p>
          </table:table-cell>
          <table:table-cell office:value-type="float" office:value="26902.8" calcext:value-type="float">
            <text:p>26902.8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480.328" calcext:value-type="float">
            <text:p>480.328</text:p>
          </table:table-cell>
          <table:table-cell office:value-type="float" office:value="342.17" calcext:value-type="float">
            <text:p>342.17</text:p>
          </table:table-cell>
          <table:table-cell office:value-type="float" office:value="618.487" calcext:value-type="float">
            <text:p>618.487</text:p>
          </table:table-cell>
          <table:table-cell table:style-name="ce2" office:value-type="date" office:date-value="2021-04-20" calcext:value-type="date">
            <text:p>2021-04-20</text:p>
          </table:table-cell>
          <table:table-cell office:value-type="float" office:value="-858.008" calcext:value-type="float">
            <text:p>-858.008</text:p>
          </table:table-cell>
          <table:table-cell office:value-type="float" office:value="-1608.87" calcext:value-type="float">
            <text:p>-1608.87</text:p>
          </table:table-cell>
          <table:table-cell office:value-type="float" office:value="-107.045" calcext:value-type="float">
            <text:p>-107.045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95540" calcext:value-type="float">
            <text:p>1.60E+06</text:p>
          </table:table-cell>
          <table:table-cell office:value-type="float" office:value="1590940" calcext:value-type="float">
            <text:p>1.59E+06</text:p>
          </table:table-cell>
          <table:table-cell office:value-type="float" office:value="1600140" calcext:value-type="float">
            <text:p>1.60E+06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28672.9" calcext:value-type="float">
            <text:p>28672.9</text:p>
          </table:table-cell>
          <table:table-cell office:value-type="float" office:value="28539.8" calcext:value-type="float">
            <text:p>28539.8</text:p>
          </table:table-cell>
          <table:table-cell office:value-type="float" office:value="28806" calcext:value-type="float">
            <text:p>28806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3945.42" calcext:value-type="float">
            <text:p>3945.42</text:p>
          </table:table-cell>
          <table:table-cell office:value-type="float" office:value="3214.13" calcext:value-type="float">
            <text:p>3214.13</text:p>
          </table:table-cell>
          <table:table-cell office:value-type="float" office:value="4676.94" calcext:value-type="float">
            <text:p>4676.94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21377.4" calcext:value-type="float">
            <text:p>21377.4</text:p>
          </table:table-cell>
          <table:table-cell office:value-type="float" office:value="16782.1" calcext:value-type="float">
            <text:p>16782.1</text:p>
          </table:table-cell>
          <table:table-cell office:value-type="float" office:value="25977.5" calcext:value-type="float">
            <text:p>25977.5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462.495" calcext:value-type="float">
            <text:p>462.495</text:p>
          </table:table-cell>
          <table:table-cell office:value-type="float" office:value="328.711" calcext:value-type="float">
            <text:p>328.711</text:p>
          </table:table-cell>
          <table:table-cell office:value-type="float" office:value="596.28" calcext:value-type="float">
            <text:p>596.28</text:p>
          </table:table-cell>
          <table:table-cell table:style-name="ce2" office:value-type="date" office:date-value="2021-04-21" calcext:value-type="date">
            <text:p>2021-04-21</text:p>
          </table:table-cell>
          <table:table-cell office:value-type="float" office:value="-815.426" calcext:value-type="float">
            <text:p>-815.426</text:p>
          </table:table-cell>
          <table:table-cell office:value-type="float" office:value="-1543.68" calcext:value-type="float">
            <text:p>-1543.68</text:p>
          </table:table-cell>
          <table:table-cell office:value-type="float" office:value="-86.9416" calcext:value-type="float">
            <text:p>-86.9416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97460" calcext:value-type="float">
            <text:p>1.60E+06</text:p>
          </table:table-cell>
          <table:table-cell office:value-type="float" office:value="1592980" calcext:value-type="float">
            <text:p>1.59E+06</text:p>
          </table:table-cell>
          <table:table-cell office:value-type="float" office:value="1601940" calcext:value-type="float">
            <text:p>1.60E+06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28682.8" calcext:value-type="float">
            <text:p>28682.8</text:p>
          </table:table-cell>
          <table:table-cell office:value-type="float" office:value="28554.6" calcext:value-type="float">
            <text:p>28554.6</text:p>
          </table:table-cell>
          <table:table-cell office:value-type="float" office:value="28810.9" calcext:value-type="float">
            <text:p>28810.9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3787.76" calcext:value-type="float">
            <text:p>3787.76</text:p>
          </table:table-cell>
          <table:table-cell office:value-type="float" office:value="3081.43" calcext:value-type="float">
            <text:p>3081.43</text:p>
          </table:table-cell>
          <table:table-cell office:value-type="float" office:value="4494.56" calcext:value-type="float">
            <text:p>4494.56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20620.1" calcext:value-type="float">
            <text:p>20620.1</text:p>
          </table:table-cell>
          <table:table-cell office:value-type="float" office:value="16594.1" calcext:value-type="float">
            <text:p>16594.1</text:p>
          </table:table-cell>
          <table:table-cell office:value-type="float" office:value="24656.4" calcext:value-type="float">
            <text:p>24656.4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442.013" calcext:value-type="float">
            <text:p>442.013</text:p>
          </table:table-cell>
          <table:table-cell office:value-type="float" office:value="324.508" calcext:value-type="float">
            <text:p>324.508</text:p>
          </table:table-cell>
          <table:table-cell office:value-type="float" office:value="559.527" calcext:value-type="float">
            <text:p>559.527</text:p>
          </table:table-cell>
          <table:table-cell table:style-name="ce2" office:value-type="date" office:date-value="2021-04-22" calcext:value-type="date">
            <text:p>2021-04-22</text:p>
          </table:table-cell>
          <table:table-cell office:value-type="float" office:value="-748.758" calcext:value-type="float">
            <text:p>-748.758</text:p>
          </table:table-cell>
          <table:table-cell office:value-type="float" office:value="-1447.68" calcext:value-type="float">
            <text:p>-1447.68</text:p>
          </table:table-cell>
          <table:table-cell office:value-type="float" office:value="-49.375" calcext:value-type="float">
            <text:p>-49.375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600180" calcext:value-type="float">
            <text:p>1.60E+06</text:p>
          </table:table-cell>
          <table:table-cell office:value-type="float" office:value="1595320" calcext:value-type="float">
            <text:p>1.60E+06</text:p>
          </table:table-cell>
          <table:table-cell office:value-type="float" office:value="1605060" calcext:value-type="float">
            <text:p>1.61E+06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28739" calcext:value-type="float">
            <text:p>28739</text:p>
          </table:table-cell>
          <table:table-cell office:value-type="float" office:value="28603.6" calcext:value-type="float">
            <text:p>28603.6</text:p>
          </table:table-cell>
          <table:table-cell office:value-type="float" office:value="28874.4" calcext:value-type="float">
            <text:p>28874.4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3685.83" calcext:value-type="float">
            <text:p>3685.83</text:p>
          </table:table-cell>
          <table:table-cell office:value-type="float" office:value="2967.17" calcext:value-type="float">
            <text:p>2967.17</text:p>
          </table:table-cell>
          <table:table-cell office:value-type="float" office:value="4405.32" calcext:value-type="float">
            <text:p>4405.32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20194.1" calcext:value-type="float">
            <text:p>20194.1</text:p>
          </table:table-cell>
          <table:table-cell office:value-type="float" office:value="16205.6" calcext:value-type="float">
            <text:p>16205.6</text:p>
          </table:table-cell>
          <table:table-cell office:value-type="float" office:value="24202.3" calcext:value-type="float">
            <text:p>24202.3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429.735" calcext:value-type="float">
            <text:p>429.735</text:p>
          </table:table-cell>
          <table:table-cell office:value-type="float" office:value="315.398" calcext:value-type="float">
            <text:p>315.398</text:p>
          </table:table-cell>
          <table:table-cell office:value-type="float" office:value="544.088" calcext:value-type="float">
            <text:p>544.088</text:p>
          </table:table-cell>
          <table:table-cell table:style-name="ce2" office:value-type="date" office:date-value="2021-04-23" calcext:value-type="date">
            <text:p>2021-04-23</text:p>
          </table:table-cell>
          <table:table-cell office:value-type="float" office:value="-746.139" calcext:value-type="float">
            <text:p>-746.139</text:p>
          </table:table-cell>
          <table:table-cell office:value-type="float" office:value="-1446.13" calcext:value-type="float">
            <text:p>-1446.13</text:p>
          </table:table-cell>
          <table:table-cell office:value-type="float" office:value="-45.3124" calcext:value-type="float">
            <text:p>-45.3124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602850" calcext:value-type="float">
            <text:p>1.60E+06</text:p>
          </table:table-cell>
          <table:table-cell office:value-type="float" office:value="1597620" calcext:value-type="float">
            <text:p>1.60E+06</text:p>
          </table:table-cell>
          <table:table-cell office:value-type="float" office:value="1608120" calcext:value-type="float">
            <text:p>1.61E+06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28793.7" calcext:value-type="float">
            <text:p>28793.7</text:p>
          </table:table-cell>
          <table:table-cell office:value-type="float" office:value="28651.9" calcext:value-type="float">
            <text:p>28651.9</text:p>
          </table:table-cell>
          <table:table-cell office:value-type="float" office:value="28935.5" calcext:value-type="float">
            <text:p>28935.5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3586.16" calcext:value-type="float">
            <text:p>3586.16</text:p>
          </table:table-cell>
          <table:table-cell office:value-type="float" office:value="2859.99" calcext:value-type="float">
            <text:p>2859.99</text:p>
          </table:table-cell>
          <table:table-cell office:value-type="float" office:value="4313.7" calcext:value-type="float">
            <text:p>4313.7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19801" calcext:value-type="float">
            <text:p>19801</text:p>
          </table:table-cell>
          <table:table-cell office:value-type="float" office:value="15850.8" calcext:value-type="float">
            <text:p>15850.8</text:p>
          </table:table-cell>
          <table:table-cell office:value-type="float" office:value="23785.8" calcext:value-type="float">
            <text:p>23785.8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417.692" calcext:value-type="float">
            <text:p>417.692</text:p>
          </table:table-cell>
          <table:table-cell office:value-type="float" office:value="306.454" calcext:value-type="float">
            <text:p>306.454</text:p>
          </table:table-cell>
          <table:table-cell office:value-type="float" office:value="528.963" calcext:value-type="float">
            <text:p>528.963</text:p>
          </table:table-cell>
          <table:table-cell table:style-name="ce2" office:value-type="date" office:date-value="2021-04-24" calcext:value-type="date">
            <text:p>2021-04-24</text:p>
          </table:table-cell>
          <table:table-cell office:value-type="float" office:value="-736.691" calcext:value-type="float">
            <text:p>-736.691</text:p>
          </table:table-cell>
          <table:table-cell office:value-type="float" office:value="-1434.05" calcext:value-type="float">
            <text:p>-1434.05</text:p>
          </table:table-cell>
          <table:table-cell office:value-type="float" office:value="-37.9495" calcext:value-type="float">
            <text:p>-37.9495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605480" calcext:value-type="float">
            <text:p>1.61E+06</text:p>
          </table:table-cell>
          <table:table-cell office:value-type="float" office:value="1599890" calcext:value-type="float">
            <text:p>1.60E+06</text:p>
          </table:table-cell>
          <table:table-cell office:value-type="float" office:value="1611130" calcext:value-type="float">
            <text:p>1.61E+06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28846.8" calcext:value-type="float">
            <text:p>28846.8</text:p>
          </table:table-cell>
          <table:table-cell office:value-type="float" office:value="28699.2" calcext:value-type="float">
            <text:p>28699.2</text:p>
          </table:table-cell>
          <table:table-cell office:value-type="float" office:value="28994.4" calcext:value-type="float">
            <text:p>28994.4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3488.88" calcext:value-type="float">
            <text:p>3488.88</text:p>
          </table:table-cell>
          <table:table-cell office:value-type="float" office:value="2759" calcext:value-type="float">
            <text:p>2759</text:p>
          </table:table-cell>
          <table:table-cell office:value-type="float" office:value="4220.9" calcext:value-type="float">
            <text:p>4220.9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19432.9" calcext:value-type="float">
            <text:p>19432.9</text:p>
          </table:table-cell>
          <table:table-cell office:value-type="float" office:value="15520.7" calcext:value-type="float">
            <text:p>15520.7</text:p>
          </table:table-cell>
          <table:table-cell office:value-type="float" office:value="23402.3" calcext:value-type="float">
            <text:p>23402.3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405.926" calcext:value-type="float">
            <text:p>405.926</text:p>
          </table:table-cell>
          <table:table-cell office:value-type="float" office:value="297.713" calcext:value-type="float">
            <text:p>297.713</text:p>
          </table:table-cell>
          <table:table-cell office:value-type="float" office:value="514.198" calcext:value-type="float">
            <text:p>514.198</text:p>
          </table:table-cell>
          <table:table-cell table:style-name="ce2" office:value-type="date" office:date-value="2021-04-25" calcext:value-type="date">
            <text:p>2021-04-25</text:p>
          </table:table-cell>
          <table:table-cell office:value-type="float" office:value="-724.785" calcext:value-type="float">
            <text:p>-724.785</text:p>
          </table:table-cell>
          <table:table-cell office:value-type="float" office:value="-1416.85" calcext:value-type="float">
            <text:p>-1416.85</text:p>
          </table:table-cell>
          <table:table-cell office:value-type="float" office:value="-30.551" calcext:value-type="float">
            <text:p>-30.551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608070" calcext:value-type="float">
            <text:p>1.61E+06</text:p>
          </table:table-cell>
          <table:table-cell office:value-type="float" office:value="1602120" calcext:value-type="float">
            <text:p>1.60E+06</text:p>
          </table:table-cell>
          <table:table-cell office:value-type="float" office:value="1614090" calcext:value-type="float">
            <text:p>1.61E+06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28898.4" calcext:value-type="float">
            <text:p>28898.4</text:p>
          </table:table-cell>
          <table:table-cell office:value-type="float" office:value="28745.6" calcext:value-type="float">
            <text:p>28745.6</text:p>
          </table:table-cell>
          <table:table-cell office:value-type="float" office:value="29051.3" calcext:value-type="float">
            <text:p>29051.3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3394.06" calcext:value-type="float">
            <text:p>3394.06</text:p>
          </table:table-cell>
          <table:table-cell office:value-type="float" office:value="2663.48" calcext:value-type="float">
            <text:p>2663.48</text:p>
          </table:table-cell>
          <table:table-cell office:value-type="float" office:value="4127.8" calcext:value-type="float">
            <text:p>4127.8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19083.3" calcext:value-type="float">
            <text:p>19083.3</text:p>
          </table:table-cell>
          <table:table-cell office:value-type="float" office:value="15207.5" calcext:value-type="float">
            <text:p>15207.5</text:p>
          </table:table-cell>
          <table:table-cell office:value-type="float" office:value="23049.4" calcext:value-type="float">
            <text:p>23049.4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394.458" calcext:value-type="float">
            <text:p>394.458</text:p>
          </table:table-cell>
          <table:table-cell office:value-type="float" office:value="289.193" calcext:value-type="float">
            <text:p>289.193</text:p>
          </table:table-cell>
          <table:table-cell office:value-type="float" office:value="499.82" calcext:value-type="float">
            <text:p>499.82</text:p>
          </table:table-cell>
          <table:table-cell table:style-name="ce2" office:value-type="date" office:date-value="2021-04-26" calcext:value-type="date">
            <text:p>2021-04-26</text:p>
          </table:table-cell>
          <table:table-cell office:value-type="float" office:value="-711.045" calcext:value-type="float">
            <text:p>-711.045</text:p>
          </table:table-cell>
          <table:table-cell office:value-type="float" office:value="-1395.89" calcext:value-type="float">
            <text:p>-1395.89</text:p>
          </table:table-cell>
          <table:table-cell office:value-type="float" office:value="-22.9942" calcext:value-type="float">
            <text:p>-22.9942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610610" calcext:value-type="float">
            <text:p>1.61E+06</text:p>
          </table:table-cell>
          <table:table-cell office:value-type="float" office:value="1604320" calcext:value-type="float">
            <text:p>1.60E+06</text:p>
          </table:table-cell>
          <table:table-cell office:value-type="float" office:value="1617010" calcext:value-type="float">
            <text:p>1.62E+06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28948.6" calcext:value-type="float">
            <text:p>28948.6</text:p>
          </table:table-cell>
          <table:table-cell office:value-type="float" office:value="28791" calcext:value-type="float">
            <text:p>28791</text:p>
          </table:table-cell>
          <table:table-cell office:value-type="float" office:value="29106.3" calcext:value-type="float">
            <text:p>29106.3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3301.74" calcext:value-type="float">
            <text:p>3301.74</text:p>
          </table:table-cell>
          <table:table-cell office:value-type="float" office:value="2572.88" calcext:value-type="float">
            <text:p>2572.88</text:p>
          </table:table-cell>
          <table:table-cell office:value-type="float" office:value="4035.11" calcext:value-type="float">
            <text:p>4035.11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18747.5" calcext:value-type="float">
            <text:p>18747.5</text:p>
          </table:table-cell>
          <table:table-cell office:value-type="float" office:value="14903.8" calcext:value-type="float">
            <text:p>14903.8</text:p>
          </table:table-cell>
          <table:table-cell office:value-type="float" office:value="22726.7" calcext:value-type="float">
            <text:p>22726.7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383.299" calcext:value-type="float">
            <text:p>383.299</text:p>
          </table:table-cell>
          <table:table-cell office:value-type="float" office:value="280.906" calcext:value-type="float">
            <text:p>280.906</text:p>
          </table:table-cell>
          <table:table-cell office:value-type="float" office:value="485.846" calcext:value-type="float">
            <text:p>485.846</text:p>
          </table:table-cell>
          <table:table-cell table:style-name="ce2" office:value-type="date" office:date-value="2021-04-27" calcext:value-type="date">
            <text:p>2021-04-27</text:p>
          </table:table-cell>
          <table:table-cell office:value-type="float" office:value="-695.936" calcext:value-type="float">
            <text:p>-695.936</text:p>
          </table:table-cell>
          <table:table-cell office:value-type="float" office:value="-1372.15" calcext:value-type="float">
            <text:p>-1372.15</text:p>
          </table:table-cell>
          <table:table-cell office:value-type="float" office:value="-15.1989" calcext:value-type="float">
            <text:p>-15.1989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613110" calcext:value-type="float">
            <text:p>1.61E+06</text:p>
          </table:table-cell>
          <table:table-cell office:value-type="float" office:value="1606480" calcext:value-type="float">
            <text:p>1.61E+06</text:p>
          </table:table-cell>
          <table:table-cell office:value-type="float" office:value="1619900" calcext:value-type="float">
            <text:p>1.62E+06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28997.3" calcext:value-type="float">
            <text:p>28997.3</text:p>
          </table:table-cell>
          <table:table-cell office:value-type="float" office:value="28835.4" calcext:value-type="float">
            <text:p>28835.4</text:p>
          </table:table-cell>
          <table:table-cell office:value-type="float" office:value="29159.4" calcext:value-type="float">
            <text:p>29159.4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3211.96" calcext:value-type="float">
            <text:p>3211.96</text:p>
          </table:table-cell>
          <table:table-cell office:value-type="float" office:value="2486.77" calcext:value-type="float">
            <text:p>2486.77</text:p>
          </table:table-cell>
          <table:table-cell office:value-type="float" office:value="3943.35" calcext:value-type="float">
            <text:p>3943.35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18421.8" calcext:value-type="float">
            <text:p>18421.8</text:p>
          </table:table-cell>
          <table:table-cell office:value-type="float" office:value="14603.3" calcext:value-type="float">
            <text:p>14603.3</text:p>
          </table:table-cell>
          <table:table-cell office:value-type="float" office:value="22434.9" calcext:value-type="float">
            <text:p>22434.9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372.458" calcext:value-type="float">
            <text:p>372.458</text:p>
          </table:table-cell>
          <table:table-cell office:value-type="float" office:value="272.858" calcext:value-type="float">
            <text:p>272.858</text:p>
          </table:table-cell>
          <table:table-cell office:value-type="float" office:value="472.288" calcext:value-type="float">
            <text:p>472.288</text:p>
          </table:table-cell>
          <table:table-cell table:style-name="ce2" office:value-type="date" office:date-value="2021-04-28" calcext:value-type="date">
            <text:p>2021-04-28</text:p>
          </table:table-cell>
          <table:table-cell office:value-type="float" office:value="-679.838" calcext:value-type="float">
            <text:p>-679.838</text:p>
          </table:table-cell>
          <table:table-cell office:value-type="float" office:value="-1346.39" calcext:value-type="float">
            <text:p>-1346.39</text:p>
          </table:table-cell>
          <table:table-cell office:value-type="float" office:value="-7.14426" calcext:value-type="float">
            <text:p>-7.14426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615560" calcext:value-type="float">
            <text:p>1.62E+06</text:p>
          </table:table-cell>
          <table:table-cell office:value-type="float" office:value="1608600" calcext:value-type="float">
            <text:p>1.61E+06</text:p>
          </table:table-cell>
          <table:table-cell office:value-type="float" office:value="1622750" calcext:value-type="float">
            <text:p>1.62E+06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29044.7" calcext:value-type="float">
            <text:p>29044.7</text:p>
          </table:table-cell>
          <table:table-cell office:value-type="float" office:value="28878.8" calcext:value-type="float">
            <text:p>28878.8</text:p>
          </table:table-cell>
          <table:table-cell office:value-type="float" office:value="29210.9" calcext:value-type="float">
            <text:p>29210.9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3124.7" calcext:value-type="float">
            <text:p>3124.7</text:p>
          </table:table-cell>
          <table:table-cell office:value-type="float" office:value="2404.75" calcext:value-type="float">
            <text:p>2404.75</text:p>
          </table:table-cell>
          <table:table-cell office:value-type="float" office:value="3852.94" calcext:value-type="float">
            <text:p>3852.94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18103.5" calcext:value-type="float">
            <text:p>18103.5</text:p>
          </table:table-cell>
          <table:table-cell office:value-type="float" office:value="14300.9" calcext:value-type="float">
            <text:p>14300.9</text:p>
          </table:table-cell>
          <table:table-cell office:value-type="float" office:value="22174.2" calcext:value-type="float">
            <text:p>22174.2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361.938" calcext:value-type="float">
            <text:p>361.938</text:p>
          </table:table-cell>
          <table:table-cell office:value-type="float" office:value="265.054" calcext:value-type="float">
            <text:p>265.054</text:p>
          </table:table-cell>
          <table:table-cell office:value-type="float" office:value="459.152" calcext:value-type="float">
            <text:p>459.152</text:p>
          </table:table-cell>
          <table:table-cell table:style-name="ce2" office:value-type="date" office:date-value="2021-04-29" calcext:value-type="date">
            <text:p>2021-04-29</text:p>
          </table:table-cell>
          <table:table-cell office:value-type="float" office:value="-663.064" calcext:value-type="float">
            <text:p>-663.064</text:p>
          </table:table-cell>
          <table:table-cell office:value-type="float" office:value="-1319.21" calcext:value-type="float">
            <text:p>-1319.21</text:p>
          </table:table-cell>
          <table:table-cell office:value-type="float" office:value="1.14889" calcext:value-type="float">
            <text:p>1.14889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617970" calcext:value-type="float">
            <text:p>1.62E+06</text:p>
          </table:table-cell>
          <table:table-cell office:value-type="float" office:value="1610670" calcext:value-type="float">
            <text:p>1.61E+06</text:p>
          </table:table-cell>
          <table:table-cell office:value-type="float" office:value="1625570" calcext:value-type="float">
            <text:p>1.63E+06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29090.8" calcext:value-type="float">
            <text:p>29090.8</text:p>
          </table:table-cell>
          <table:table-cell office:value-type="float" office:value="28921.2" calcext:value-type="float">
            <text:p>28921.2</text:p>
          </table:table-cell>
          <table:table-cell office:value-type="float" office:value="29260.8" calcext:value-type="float">
            <text:p>29260.8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3039.96" calcext:value-type="float">
            <text:p>3039.96</text:p>
          </table:table-cell>
          <table:table-cell office:value-type="float" office:value="2326.5" calcext:value-type="float">
            <text:p>2326.5</text:p>
          </table:table-cell>
          <table:table-cell office:value-type="float" office:value="3764.22" calcext:value-type="float">
            <text:p>3764.22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17790.8" calcext:value-type="float">
            <text:p>17790.8</text:p>
          </table:table-cell>
          <table:table-cell office:value-type="float" office:value="13992.7" calcext:value-type="float">
            <text:p>13992.7</text:p>
          </table:table-cell>
          <table:table-cell office:value-type="float" office:value="21943.2" calcext:value-type="float">
            <text:p>21943.2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351.738" calcext:value-type="float">
            <text:p>351.738</text:p>
          </table:table-cell>
          <table:table-cell office:value-type="float" office:value="257.494" calcext:value-type="float">
            <text:p>257.494</text:p>
          </table:table-cell>
          <table:table-cell office:value-type="float" office:value="446.444" calcext:value-type="float">
            <text:p>446.444</text:p>
          </table:table-cell>
          <table:table-cell table:style-name="ce2" office:value-type="date" office:date-value="2021-04-30" calcext:value-type="date">
            <text:p>2021-04-30</text:p>
          </table:table-cell>
          <table:table-cell office:value-type="float" office:value="-645.867" calcext:value-type="float">
            <text:p>-645.867</text:p>
          </table:table-cell>
          <table:table-cell office:value-type="float" office:value="-1291.1" calcext:value-type="float">
            <text:p>-1291.1</text:p>
          </table:table-cell>
          <table:table-cell office:value-type="float" office:value="9.64934" calcext:value-type="float">
            <text:p>9.64934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620340" calcext:value-type="float">
            <text:p>1.62E+06</text:p>
          </table:table-cell>
          <table:table-cell office:value-type="float" office:value="1612700" calcext:value-type="float">
            <text:p>1.61E+06</text:p>
          </table:table-cell>
          <table:table-cell office:value-type="float" office:value="1628360" calcext:value-type="float">
            <text:p>1.63E+06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29135.5" calcext:value-type="float">
            <text:p>29135.5</text:p>
          </table:table-cell>
          <table:table-cell office:value-type="float" office:value="28962.5" calcext:value-type="float">
            <text:p>28962.5</text:p>
          </table:table-cell>
          <table:table-cell office:value-type="float" office:value="29309.2" calcext:value-type="float">
            <text:p>29309.2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2957.72" calcext:value-type="float">
            <text:p>2957.72</text:p>
          </table:table-cell>
          <table:table-cell office:value-type="float" office:value="2251.73" calcext:value-type="float">
            <text:p>2251.73</text:p>
          </table:table-cell>
          <table:table-cell office:value-type="float" office:value="3677.5" calcext:value-type="float">
            <text:p>3677.5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482.6" calcext:value-type="float">
            <text:p>17482.6</text:p>
          </table:table-cell>
          <table:table-cell office:value-type="float" office:value="13676.7" calcext:value-type="float">
            <text:p>13676.7</text:p>
          </table:table-cell>
          <table:table-cell office:value-type="float" office:value="21738.7" calcext:value-type="float">
            <text:p>21738.7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341.857" calcext:value-type="float">
            <text:p>341.857</text:p>
          </table:table-cell>
          <table:table-cell office:value-type="float" office:value="250.173" calcext:value-type="float">
            <text:p>250.173</text:p>
          </table:table-cell>
          <table:table-cell office:value-type="float" office:value="434.165" calcext:value-type="float">
            <text:p>434.165</text:p>
          </table:table-cell>
          <table:table-cell table:style-name="ce2" office:value-type="date" office:date-value="2021-05-01" calcext:value-type="date">
            <text:p>2021-05-01</text:p>
          </table:table-cell>
          <table:table-cell office:value-type="float" office:value="-628.443" calcext:value-type="float">
            <text:p>-628.443</text:p>
          </table:table-cell>
          <table:table-cell office:value-type="float" office:value="-1262.41" calcext:value-type="float">
            <text:p>-1262.41</text:p>
          </table:table-cell>
          <table:table-cell office:value-type="float" office:value="18.3242" calcext:value-type="float">
            <text:p>18.3242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622660" calcext:value-type="float">
            <text:p>1.62E+06</text:p>
          </table:table-cell>
          <table:table-cell office:value-type="float" office:value="1614680" calcext:value-type="float">
            <text:p>1.61E+06</text:p>
          </table:table-cell>
          <table:table-cell office:value-type="float" office:value="1631140" calcext:value-type="float">
            <text:p>1.63E+06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29179.1" calcext:value-type="float">
            <text:p>29179.1</text:p>
          </table:table-cell>
          <table:table-cell office:value-type="float" office:value="29002.9" calcext:value-type="float">
            <text:p>29002.9</text:p>
          </table:table-cell>
          <table:table-cell office:value-type="float" office:value="29356.1" calcext:value-type="float">
            <text:p>29356.1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2877.94" calcext:value-type="float">
            <text:p>2877.94</text:p>
          </table:table-cell>
          <table:table-cell office:value-type="float" office:value="2180.18" calcext:value-type="float">
            <text:p>2180.18</text:p>
          </table:table-cell>
          <table:table-cell office:value-type="float" office:value="3592.98" calcext:value-type="float">
            <text:p>3592.98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17178.2" calcext:value-type="float">
            <text:p>17178.2</text:p>
          </table:table-cell>
          <table:table-cell office:value-type="float" office:value="13352.7" calcext:value-type="float">
            <text:p>13352.7</text:p>
          </table:table-cell>
          <table:table-cell office:value-type="float" office:value="21557.1" calcext:value-type="float">
            <text:p>21557.1</text:p>
          </table:table-cell>
          <table:table-cell office:value-type="date" office:date-value="2021-05-02" calcext:value-type="date">
            <text:p>2021-05-02</text:p>
          </table:table-cell>
          <table:table-cell office:value-type="float" office:value="332.289" calcext:value-type="float">
            <text:p>332.289</text:p>
          </table:table-cell>
          <table:table-cell office:value-type="float" office:value="243.089" calcext:value-type="float">
            <text:p>243.089</text:p>
          </table:table-cell>
          <table:table-cell office:value-type="float" office:value="422.315" calcext:value-type="float">
            <text:p>422.315</text:p>
          </table:table-cell>
          <table:table-cell table:style-name="ce2" office:value-type="date" office:date-value="2021-05-02" calcext:value-type="date">
            <text:p>2021-05-02</text:p>
          </table:table-cell>
          <table:table-cell office:value-type="float" office:value="-610.938" calcext:value-type="float">
            <text:p>-610.938</text:p>
          </table:table-cell>
          <table:table-cell office:value-type="float" office:value="-1233.42" calcext:value-type="float">
            <text:p>-1233.42</text:p>
          </table:table-cell>
          <table:table-cell office:value-type="float" office:value="27.1455" calcext:value-type="float">
            <text:p>27.1455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624950" calcext:value-type="float">
            <text:p>1.62E+06</text:p>
          </table:table-cell>
          <table:table-cell office:value-type="float" office:value="1616610" calcext:value-type="float">
            <text:p>1.62E+06</text:p>
          </table:table-cell>
          <table:table-cell office:value-type="float" office:value="1633890" calcext:value-type="float">
            <text:p>1.63E+06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29221.4" calcext:value-type="float">
            <text:p>29221.4</text:p>
          </table:table-cell>
          <table:table-cell office:value-type="float" office:value="29042.3" calcext:value-type="float">
            <text:p>29042.3</text:p>
          </table:table-cell>
          <table:table-cell office:value-type="float" office:value="29401.7" calcext:value-type="float">
            <text:p>29401.7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2800.59" calcext:value-type="float">
            <text:p>2800.59</text:p>
          </table:table-cell>
          <table:table-cell office:value-type="float" office:value="2111.66" calcext:value-type="float">
            <text:p>2111.66</text:p>
          </table:table-cell>
          <table:table-cell office:value-type="float" office:value="3510.87" calcext:value-type="float">
            <text:p>3510.87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16877.5" calcext:value-type="float">
            <text:p>16877.5</text:p>
          </table:table-cell>
          <table:table-cell office:value-type="float" office:value="13021.9" calcext:value-type="float">
            <text:p>13021.9</text:p>
          </table:table-cell>
          <table:table-cell office:value-type="float" office:value="21395.8" calcext:value-type="float">
            <text:p>21395.8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23.03" calcext:value-type="float">
            <text:p>323.03</text:p>
          </table:table-cell>
          <table:table-cell office:value-type="float" office:value="236.232" calcext:value-type="float">
            <text:p>236.232</text:p>
          </table:table-cell>
          <table:table-cell office:value-type="float" office:value="410.894" calcext:value-type="float">
            <text:p>410.894</text:p>
          </table:table-cell>
          <table:table-cell table:style-name="ce2" office:value-type="date" office:date-value="2021-05-03" calcext:value-type="date">
            <text:p>2021-05-03</text:p>
          </table:table-cell>
          <table:table-cell office:value-type="float" office:value="-593.462" calcext:value-type="float">
            <text:p>-593.462</text:p>
          </table:table-cell>
          <table:table-cell office:value-type="float" office:value="-1204.34" calcext:value-type="float">
            <text:p>-1204.34</text:p>
          </table:table-cell>
          <table:table-cell office:value-type="float" office:value="36.0954" calcext:value-type="float">
            <text:p>36.095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627190" calcext:value-type="float">
            <text:p>1.63E+06</text:p>
          </table:table-cell>
          <table:table-cell office:value-type="float" office:value="1618490" calcext:value-type="float">
            <text:p>1.62E+06</text:p>
          </table:table-cell>
          <table:table-cell office:value-type="float" office:value="1636640" calcext:value-type="float">
            <text:p>1.64E+06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29262.6" calcext:value-type="float">
            <text:p>29262.6</text:p>
          </table:table-cell>
          <table:table-cell office:value-type="float" office:value="29080.7" calcext:value-type="float">
            <text:p>29080.7</text:p>
          </table:table-cell>
          <table:table-cell office:value-type="float" office:value="29445.9" calcext:value-type="float">
            <text:p>29445.9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2725.64" calcext:value-type="float">
            <text:p>2725.64</text:p>
          </table:table-cell>
          <table:table-cell office:value-type="float" office:value="2045.92" calcext:value-type="float">
            <text:p>2045.92</text:p>
          </table:table-cell>
          <table:table-cell office:value-type="float" office:value="3431.34" calcext:value-type="float">
            <text:p>3431.34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16580.4" calcext:value-type="float">
            <text:p>16580.4</text:p>
          </table:table-cell>
          <table:table-cell office:value-type="float" office:value="12685.9" calcext:value-type="float">
            <text:p>12685.9</text:p>
          </table:table-cell>
          <table:table-cell office:value-type="float" office:value="21254.3" calcext:value-type="float">
            <text:p>21254.3</text:p>
          </table:table-cell>
          <table:table-cell office:value-type="date" office:date-value="2021-05-04" calcext:value-type="date">
            <text:p>2021-05-04</text:p>
          </table:table-cell>
          <table:table-cell office:value-type="float" office:value="314.073" calcext:value-type="float">
            <text:p>314.073</text:p>
          </table:table-cell>
          <table:table-cell office:value-type="float" office:value="229.597" calcext:value-type="float">
            <text:p>229.597</text:p>
          </table:table-cell>
          <table:table-cell office:value-type="float" office:value="399.9" calcext:value-type="float">
            <text:p>399.9</text:p>
          </table:table-cell>
          <table:table-cell table:style-name="ce2" office:value-type="date" office:date-value="2021-05-04" calcext:value-type="date">
            <text:p>2021-05-04</text:p>
          </table:table-cell>
          <table:table-cell office:value-type="float" office:value="-576.102" calcext:value-type="float">
            <text:p>-576.102</text:p>
          </table:table-cell>
          <table:table-cell office:value-type="float" office:value="-1175.35" calcext:value-type="float">
            <text:p>-1175.35</text:p>
          </table:table-cell>
          <table:table-cell office:value-type="float" office:value="45.1607" calcext:value-type="float">
            <text:p>45.1607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629390" calcext:value-type="float">
            <text:p>1.63E+06</text:p>
          </table:table-cell>
          <table:table-cell office:value-type="float" office:value="1620320" calcext:value-type="float">
            <text:p>1.62E+06</text:p>
          </table:table-cell>
          <table:table-cell office:value-type="float" office:value="1639370" calcext:value-type="float">
            <text:p>1.64E+06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29302.7" calcext:value-type="float">
            <text:p>29302.7</text:p>
          </table:table-cell>
          <table:table-cell office:value-type="float" office:value="29118.2" calcext:value-type="float">
            <text:p>29118.2</text:p>
          </table:table-cell>
          <table:table-cell office:value-type="float" office:value="29489" calcext:value-type="float">
            <text:p>29489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2653.03" calcext:value-type="float">
            <text:p>2653.03</text:p>
          </table:table-cell>
          <table:table-cell office:value-type="float" office:value="1982.81" calcext:value-type="float">
            <text:p>1982.81</text:p>
          </table:table-cell>
          <table:table-cell office:value-type="float" office:value="3354.51" calcext:value-type="float">
            <text:p>3354.51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16287" calcext:value-type="float">
            <text:p>16287</text:p>
          </table:table-cell>
          <table:table-cell office:value-type="float" office:value="12346.5" calcext:value-type="float">
            <text:p>12346.5</text:p>
          </table:table-cell>
          <table:table-cell office:value-type="float" office:value="21134" calcext:value-type="float">
            <text:p>21134</text:p>
          </table:table-cell>
          <table:table-cell office:value-type="date" office:date-value="2021-05-05" calcext:value-type="date">
            <text:p>2021-05-05</text:p>
          </table:table-cell>
          <table:table-cell office:value-type="float" office:value="305.411" calcext:value-type="float">
            <text:p>305.411</text:p>
          </table:table-cell>
          <table:table-cell office:value-type="float" office:value="223.175" calcext:value-type="float">
            <text:p>223.175</text:p>
          </table:table-cell>
          <table:table-cell office:value-type="float" office:value="389.334" calcext:value-type="float">
            <text:p>389.334</text:p>
          </table:table-cell>
          <table:table-cell table:style-name="ce2" office:value-type="date" office:date-value="2021-05-05" calcext:value-type="date">
            <text:p>2021-05-05</text:p>
          </table:table-cell>
          <table:table-cell office:value-type="float" office:value="-558.927" calcext:value-type="float">
            <text:p>-558.927</text:p>
          </table:table-cell>
          <table:table-cell office:value-type="float" office:value="-1146.58" calcext:value-type="float">
            <text:p>-1146.58</text:p>
          </table:table-cell>
          <table:table-cell office:value-type="float" office:value="54.3264" calcext:value-type="float">
            <text:p>54.3264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631560" calcext:value-type="float">
            <text:p>1.63E+06</text:p>
          </table:table-cell>
          <table:table-cell office:value-type="float" office:value="1622100" calcext:value-type="float">
            <text:p>1.62E+06</text:p>
          </table:table-cell>
          <table:table-cell office:value-type="float" office:value="1642100" calcext:value-type="float">
            <text:p>1.64E+06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29341.7" calcext:value-type="float">
            <text:p>29341.7</text:p>
          </table:table-cell>
          <table:table-cell office:value-type="float" office:value="29154.7" calcext:value-type="float">
            <text:p>29154.7</text:p>
          </table:table-cell>
          <table:table-cell office:value-type="float" office:value="29530.8" calcext:value-type="float">
            <text:p>29530.8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2582.72" calcext:value-type="float">
            <text:p>2582.72</text:p>
          </table:table-cell>
          <table:table-cell office:value-type="float" office:value="1922.14" calcext:value-type="float">
            <text:p>1922.14</text:p>
          </table:table-cell>
          <table:table-cell office:value-type="float" office:value="3280.49" calcext:value-type="float">
            <text:p>3280.49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15997.8" calcext:value-type="float">
            <text:p>15997.8</text:p>
          </table:table-cell>
          <table:table-cell office:value-type="float" office:value="12005.3" calcext:value-type="float">
            <text:p>12005.3</text:p>
          </table:table-cell>
          <table:table-cell office:value-type="float" office:value="21037.5" calcext:value-type="float">
            <text:p>21037.5</text:p>
          </table:table-cell>
          <table:table-cell office:value-type="date" office:date-value="2021-05-06" calcext:value-type="date">
            <text:p>2021-05-06</text:p>
          </table:table-cell>
          <table:table-cell office:value-type="float" office:value="297.037" calcext:value-type="float">
            <text:p>297.037</text:p>
          </table:table-cell>
          <table:table-cell office:value-type="float" office:value="216.956" calcext:value-type="float">
            <text:p>216.956</text:p>
          </table:table-cell>
          <table:table-cell office:value-type="float" office:value="379.193" calcext:value-type="float">
            <text:p>379.193</text:p>
          </table:table-cell>
          <table:table-cell table:style-name="ce2" office:value-type="date" office:date-value="2021-05-06" calcext:value-type="date">
            <text:p>2021-05-06</text:p>
          </table:table-cell>
          <table:table-cell office:value-type="float" office:value="-541.984" calcext:value-type="float">
            <text:p>-541.984</text:p>
          </table:table-cell>
          <table:table-cell office:value-type="float" office:value="-1118.13" calcext:value-type="float">
            <text:p>-1118.13</text:p>
          </table:table-cell>
          <table:table-cell office:value-type="float" office:value="63.5858" calcext:value-type="float">
            <text:p>63.5858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633680" calcext:value-type="float">
            <text:p>1.63E+06</text:p>
          </table:table-cell>
          <table:table-cell office:value-type="float" office:value="1623830" calcext:value-type="float">
            <text:p>1.62E+06</text:p>
          </table:table-cell>
          <table:table-cell office:value-type="float" office:value="1644810" calcext:value-type="float">
            <text:p>1.64E+06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29379.7" calcext:value-type="float">
            <text:p>29379.7</text:p>
          </table:table-cell>
          <table:table-cell office:value-type="float" office:value="29190.4" calcext:value-type="float">
            <text:p>29190.4</text:p>
          </table:table-cell>
          <table:table-cell office:value-type="float" office:value="29571.6" calcext:value-type="float">
            <text:p>29571.6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2514.65" calcext:value-type="float">
            <text:p>2514.65</text:p>
          </table:table-cell>
          <table:table-cell office:value-type="float" office:value="1863.76" calcext:value-type="float">
            <text:p>1863.76</text:p>
          </table:table-cell>
          <table:table-cell office:value-type="float" office:value="3209.36" calcext:value-type="float">
            <text:p>3209.36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15712.9" calcext:value-type="float">
            <text:p>15712.9</text:p>
          </table:table-cell>
          <table:table-cell office:value-type="float" office:value="11664.1" calcext:value-type="float">
            <text:p>11664.1</text:p>
          </table:table-cell>
          <table:table-cell office:value-type="float" office:value="20966.6" calcext:value-type="float">
            <text:p>20966.6</text:p>
          </table:table-cell>
          <table:table-cell office:value-type="date" office:date-value="2021-05-07" calcext:value-type="date">
            <text:p>2021-05-07</text:p>
          </table:table-cell>
          <table:table-cell office:value-type="float" office:value="288.945" calcext:value-type="float">
            <text:p>288.945</text:p>
          </table:table-cell>
          <table:table-cell office:value-type="float" office:value="210.931" calcext:value-type="float">
            <text:p>210.931</text:p>
          </table:table-cell>
          <table:table-cell office:value-type="float" office:value="369.478" calcext:value-type="float">
            <text:p>369.478</text:p>
          </table:table-cell>
          <table:table-cell table:style-name="ce2" office:value-type="date" office:date-value="2021-05-07" calcext:value-type="date">
            <text:p>2021-05-07</text:p>
          </table:table-cell>
          <table:table-cell office:value-type="float" office:value="-525.312" calcext:value-type="float">
            <text:p>-525.312</text:p>
          </table:table-cell>
          <table:table-cell office:value-type="float" office:value="-1090.08" calcext:value-type="float">
            <text:p>-1090.08</text:p>
          </table:table-cell>
          <table:table-cell office:value-type="float" office:value="72.9283" calcext:value-type="float">
            <text:p>72.9283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635770" calcext:value-type="float">
            <text:p>1.64E+06</text:p>
          </table:table-cell>
          <table:table-cell office:value-type="float" office:value="1625510" calcext:value-type="float">
            <text:p>1.63E+06</text:p>
          </table:table-cell>
          <table:table-cell office:value-type="float" office:value="1647530" calcext:value-type="float">
            <text:p>1.65E+06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29416.7" calcext:value-type="float">
            <text:p>29416.7</text:p>
          </table:table-cell>
          <table:table-cell office:value-type="float" office:value="29225.1" calcext:value-type="float">
            <text:p>29225.1</text:p>
          </table:table-cell>
          <table:table-cell office:value-type="float" office:value="29611.3" calcext:value-type="float">
            <text:p>29611.3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2448.77" calcext:value-type="float">
            <text:p>2448.77</text:p>
          </table:table-cell>
          <table:table-cell office:value-type="float" office:value="1807.52" calcext:value-type="float">
            <text:p>1807.52</text:p>
          </table:table-cell>
          <table:table-cell office:value-type="float" office:value="3141.22" calcext:value-type="float">
            <text:p>3141.22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15432.7" calcext:value-type="float">
            <text:p>15432.7</text:p>
          </table:table-cell>
          <table:table-cell office:value-type="float" office:value="11324.4" calcext:value-type="float">
            <text:p>11324.4</text:p>
          </table:table-cell>
          <table:table-cell office:value-type="float" office:value="20921.9" calcext:value-type="float">
            <text:p>20921.9</text:p>
          </table:table-cell>
          <table:table-cell office:value-type="date" office:date-value="2021-05-08" calcext:value-type="date">
            <text:p>2021-05-08</text:p>
          </table:table-cell>
          <table:table-cell office:value-type="float" office:value="281.127" calcext:value-type="float">
            <text:p>281.127</text:p>
          </table:table-cell>
          <table:table-cell office:value-type="float" office:value="205.091" calcext:value-type="float">
            <text:p>205.091</text:p>
          </table:table-cell>
          <table:table-cell office:value-type="float" office:value="360.186" calcext:value-type="float">
            <text:p>360.186</text:p>
          </table:table-cell>
          <table:table-cell table:style-name="ce2" office:value-type="date" office:date-value="2021-05-08" calcext:value-type="date">
            <text:p>2021-05-08</text:p>
          </table:table-cell>
          <table:table-cell office:value-type="float" office:value="-508.945" calcext:value-type="float">
            <text:p>-508.945</text:p>
          </table:table-cell>
          <table:table-cell office:value-type="float" office:value="-1062.5" calcext:value-type="float">
            <text:p>-1062.5</text:p>
          </table:table-cell>
          <table:table-cell office:value-type="float" office:value="82.3416" calcext:value-type="float">
            <text:p>82.3416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637820" calcext:value-type="float">
            <text:p>1.64E+06</text:p>
          </table:table-cell>
          <table:table-cell office:value-type="float" office:value="1627130" calcext:value-type="float">
            <text:p>1.63E+06</text:p>
          </table:table-cell>
          <table:table-cell office:value-type="float" office:value="1650250" calcext:value-type="float">
            <text:p>1.65E+06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29452.7" calcext:value-type="float">
            <text:p>29452.7</text:p>
          </table:table-cell>
          <table:table-cell office:value-type="float" office:value="29259" calcext:value-type="float">
            <text:p>29259</text:p>
          </table:table-cell>
          <table:table-cell office:value-type="float" office:value="29650" calcext:value-type="float">
            <text:p>29650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2385.03" calcext:value-type="float">
            <text:p>2385.03</text:p>
          </table:table-cell>
          <table:table-cell office:value-type="float" office:value="1753.29" calcext:value-type="float">
            <text:p>1753.29</text:p>
          </table:table-cell>
          <table:table-cell office:value-type="float" office:value="3076.12" calcext:value-type="float">
            <text:p>3076.12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15157.4" calcext:value-type="float">
            <text:p>15157.4</text:p>
          </table:table-cell>
          <table:table-cell office:value-type="float" office:value="10988" calcext:value-type="float">
            <text:p>10988</text:p>
          </table:table-cell>
          <table:table-cell office:value-type="float" office:value="20901.7" calcext:value-type="float">
            <text:p>20901.7</text:p>
          </table:table-cell>
          <table:table-cell office:value-type="date" office:date-value="2021-05-09" calcext:value-type="date">
            <text:p>2021-05-09</text:p>
          </table:table-cell>
          <table:table-cell office:value-type="float" office:value="273.576" calcext:value-type="float">
            <text:p>273.576</text:p>
          </table:table-cell>
          <table:table-cell office:value-type="float" office:value="199.425" calcext:value-type="float">
            <text:p>199.425</text:p>
          </table:table-cell>
          <table:table-cell office:value-type="float" office:value="351.318" calcext:value-type="float">
            <text:p>351.318</text:p>
          </table:table-cell>
          <table:table-cell table:style-name="ce2" office:value-type="date" office:date-value="2021-05-09" calcext:value-type="date">
            <text:p>2021-05-09</text:p>
          </table:table-cell>
          <table:table-cell office:value-type="float" office:value="-492.908" calcext:value-type="float">
            <text:p>-492.908</text:p>
          </table:table-cell>
          <table:table-cell office:value-type="float" office:value="-1035.44" calcext:value-type="float">
            <text:p>-1035.44</text:p>
          </table:table-cell>
          <table:table-cell office:value-type="float" office:value="91.8126" calcext:value-type="float">
            <text:p>91.8126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639830" calcext:value-type="float">
            <text:p>1.64E+06</text:p>
          </table:table-cell>
          <table:table-cell office:value-type="float" office:value="1628710" calcext:value-type="float">
            <text:p>1.63E+06</text:p>
          </table:table-cell>
          <table:table-cell office:value-type="float" office:value="1652970" calcext:value-type="float">
            <text:p>1.65E+06</text:p>
          </table:table-cell>
          <table:table-cell office:value-type="date" office:date-value="2021-05-10" calcext:value-type="date">
            <text:p>2021-05-10</text:p>
          </table:table-cell>
          <table:table-cell office:value-type="float" office:value="29487.7" calcext:value-type="float">
            <text:p>29487.7</text:p>
          </table:table-cell>
          <table:table-cell office:value-type="float" office:value="29292" calcext:value-type="float">
            <text:p>29292</text:p>
          </table:table-cell>
          <table:table-cell office:value-type="float" office:value="29687.7" calcext:value-type="float">
            <text:p>29687.7</text:p>
          </table:table-cell>
          <table:table-cell office:value-type="date" office:date-value="2021-05-10" calcext:value-type="date">
            <text:p>2021-05-10</text:p>
          </table:table-cell>
          <table:table-cell office:value-type="float" office:value="2323.37" calcext:value-type="float">
            <text:p>2323.37</text:p>
          </table:table-cell>
          <table:table-cell office:value-type="float" office:value="1700.94" calcext:value-type="float">
            <text:p>1700.94</text:p>
          </table:table-cell>
          <table:table-cell office:value-type="float" office:value="3014.13" calcext:value-type="float">
            <text:p>3014.13</text:p>
          </table:table-cell>
          <table:table-cell office:value-type="date" office:date-value="2021-05-10" calcext:value-type="date">
            <text:p>2021-05-10</text:p>
          </table:table-cell>
          <table:table-cell office:value-type="float" office:value="14887.4" calcext:value-type="float">
            <text:p>14887.4</text:p>
          </table:table-cell>
          <table:table-cell office:value-type="float" office:value="10656.7" calcext:value-type="float">
            <text:p>10656.7</text:p>
          </table:table-cell>
          <table:table-cell office:value-type="float" office:value="20903.7" calcext:value-type="float">
            <text:p>20903.7</text:p>
          </table:table-cell>
          <table:table-cell office:value-type="date" office:date-value="2021-05-10" calcext:value-type="date">
            <text:p>2021-05-10</text:p>
          </table:table-cell>
          <table:table-cell office:value-type="float" office:value="266.284" calcext:value-type="float">
            <text:p>266.284</text:p>
          </table:table-cell>
          <table:table-cell office:value-type="float" office:value="193.925" calcext:value-type="float">
            <text:p>193.925</text:p>
          </table:table-cell>
          <table:table-cell office:value-type="float" office:value="342.872" calcext:value-type="float">
            <text:p>342.872</text:p>
          </table:table-cell>
          <table:table-cell table:style-name="ce2" office:value-type="date" office:date-value="2021-05-10" calcext:value-type="date">
            <text:p>2021-05-10</text:p>
          </table:table-cell>
          <table:table-cell office:value-type="float" office:value="-477.222" calcext:value-type="float">
            <text:p>-477.222</text:p>
          </table:table-cell>
          <table:table-cell office:value-type="float" office:value="-1008.93" calcext:value-type="float">
            <text:p>-1008.93</text:p>
          </table:table-cell>
          <table:table-cell office:value-type="float" office:value="101.334" calcext:value-type="float">
            <text:p>101.334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641810" calcext:value-type="float">
            <text:p>1.64E+06</text:p>
          </table:table-cell>
          <table:table-cell office:value-type="float" office:value="1630240" calcext:value-type="float">
            <text:p>1.63E+06</text:p>
          </table:table-cell>
          <table:table-cell office:value-type="float" office:value="1655700" calcext:value-type="float">
            <text:p>1.66E+06</text:p>
          </table:table-cell>
          <table:table-cell office:value-type="date" office:date-value="2021-05-11" calcext:value-type="date">
            <text:p>2021-05-11</text:p>
          </table:table-cell>
          <table:table-cell office:value-type="float" office:value="29521.9" calcext:value-type="float">
            <text:p>29521.9</text:p>
          </table:table-cell>
          <table:table-cell office:value-type="float" office:value="29324.2" calcext:value-type="float">
            <text:p>29324.2</text:p>
          </table:table-cell>
          <table:table-cell office:value-type="float" office:value="29724.6" calcext:value-type="float">
            <text:p>29724.6</text:p>
          </table:table-cell>
          <table:table-cell office:value-type="date" office:date-value="2021-05-11" calcext:value-type="date">
            <text:p>2021-05-11</text:p>
          </table:table-cell>
          <table:table-cell office:value-type="float" office:value="2263.74" calcext:value-type="float">
            <text:p>2263.74</text:p>
          </table:table-cell>
          <table:table-cell office:value-type="float" office:value="1650.37" calcext:value-type="float">
            <text:p>1650.37</text:p>
          </table:table-cell>
          <table:table-cell office:value-type="float" office:value="2955.28" calcext:value-type="float">
            <text:p>2955.28</text:p>
          </table:table-cell>
          <table:table-cell office:value-type="date" office:date-value="2021-05-11" calcext:value-type="date">
            <text:p>2021-05-11</text:p>
          </table:table-cell>
          <table:table-cell office:value-type="float" office:value="14622.8" calcext:value-type="float">
            <text:p>14622.8</text:p>
          </table:table-cell>
          <table:table-cell office:value-type="float" office:value="10332.1" calcext:value-type="float">
            <text:p>10332.1</text:p>
          </table:table-cell>
          <table:table-cell office:value-type="float" office:value="20925.7" calcext:value-type="float">
            <text:p>20925.7</text:p>
          </table:table-cell>
          <table:table-cell office:value-type="date" office:date-value="2021-05-11" calcext:value-type="date">
            <text:p>2021-05-11</text:p>
          </table:table-cell>
          <table:table-cell office:value-type="float" office:value="259.243" calcext:value-type="float">
            <text:p>259.243</text:p>
          </table:table-cell>
          <table:table-cell office:value-type="float" office:value="188.581" calcext:value-type="float">
            <text:p>188.581</text:p>
          </table:table-cell>
          <table:table-cell office:value-type="float" office:value="334.847" calcext:value-type="float">
            <text:p>334.847</text:p>
          </table:table-cell>
          <table:table-cell table:style-name="ce2" office:value-type="date" office:date-value="2021-05-11" calcext:value-type="date">
            <text:p>2021-05-11</text:p>
          </table:table-cell>
          <table:table-cell office:value-type="float" office:value="-461.904" calcext:value-type="float">
            <text:p>-461.904</text:p>
          </table:table-cell>
          <table:table-cell office:value-type="float" office:value="-983.031" calcext:value-type="float">
            <text:p>-983.031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643760" calcext:value-type="float">
            <text:p>1.64E+06</text:p>
          </table:table-cell>
          <table:table-cell office:value-type="float" office:value="1631720" calcext:value-type="float">
            <text:p>1.63E+06</text:p>
          </table:table-cell>
          <table:table-cell office:value-type="float" office:value="1658440" calcext:value-type="float">
            <text:p>1.66E+06</text:p>
          </table:table-cell>
          <table:table-cell office:value-type="date" office:date-value="2021-05-12" calcext:value-type="date">
            <text:p>2021-05-12</text:p>
          </table:table-cell>
          <table:table-cell office:value-type="float" office:value="29555.2" calcext:value-type="float">
            <text:p>29555.2</text:p>
          </table:table-cell>
          <table:table-cell office:value-type="float" office:value="29355.6" calcext:value-type="float">
            <text:p>29355.6</text:p>
          </table:table-cell>
          <table:table-cell office:value-type="float" office:value="29760.7" calcext:value-type="float">
            <text:p>29760.7</text:p>
          </table:table-cell>
          <table:table-cell office:value-type="date" office:date-value="2021-05-12" calcext:value-type="date">
            <text:p>2021-05-12</text:p>
          </table:table-cell>
          <table:table-cell office:value-type="float" office:value="2206.07" calcext:value-type="float">
            <text:p>2206.07</text:p>
          </table:table-cell>
          <table:table-cell office:value-type="float" office:value="1601.46" calcext:value-type="float">
            <text:p>1601.46</text:p>
          </table:table-cell>
          <table:table-cell office:value-type="float" office:value="2899.63" calcext:value-type="float">
            <text:p>2899.63</text:p>
          </table:table-cell>
          <table:table-cell office:value-type="date" office:date-value="2021-05-12" calcext:value-type="date">
            <text:p>2021-05-12</text:p>
          </table:table-cell>
          <table:table-cell office:value-type="float" office:value="14363.7" calcext:value-type="float">
            <text:p>14363.7</text:p>
          </table:table-cell>
          <table:table-cell office:value-type="float" office:value="10015.7" calcext:value-type="float">
            <text:p>10015.7</text:p>
          </table:table-cell>
          <table:table-cell office:value-type="float" office:value="20966.9" calcext:value-type="float">
            <text:p>20966.9</text:p>
          </table:table-cell>
          <table:table-cell office:value-type="date" office:date-value="2021-05-12" calcext:value-type="date">
            <text:p>2021-05-12</text:p>
          </table:table-cell>
          <table:table-cell office:value-type="float" office:value="252.447" calcext:value-type="float">
            <text:p>252.447</text:p>
          </table:table-cell>
          <table:table-cell office:value-type="float" office:value="183.384" calcext:value-type="float">
            <text:p>183.384</text:p>
          </table:table-cell>
          <table:table-cell office:value-type="float" office:value="327.241" calcext:value-type="float">
            <text:p>327.241</text:p>
          </table:table-cell>
          <table:table-cell table:style-name="ce2" office:value-type="date" office:date-value="2021-05-12" calcext:value-type="date">
            <text:p>2021-05-12</text:p>
          </table:table-cell>
          <table:table-cell office:value-type="float" office:value="-446.964" calcext:value-type="float">
            <text:p>-446.964</text:p>
          </table:table-cell>
          <table:table-cell office:value-type="float" office:value="-957.754" calcext:value-type="float">
            <text:p>-957.754</text:p>
          </table:table-cell>
          <table:table-cell office:value-type="float" office:value="120.51" calcext:value-type="float">
            <text:p>120.51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645670" calcext:value-type="float">
            <text:p>1.65E+06</text:p>
          </table:table-cell>
          <table:table-cell office:value-type="float" office:value="1633160" calcext:value-type="float">
            <text:p>1.63E+06</text:p>
          </table:table-cell>
          <table:table-cell office:value-type="float" office:value="1661200" calcext:value-type="float">
            <text:p>1.66E+06</text:p>
          </table:table-cell>
          <table:table-cell office:value-type="date" office:date-value="2021-05-13" calcext:value-type="date">
            <text:p>2021-05-13</text:p>
          </table:table-cell>
          <table:table-cell office:value-type="float" office:value="29587.6" calcext:value-type="float">
            <text:p>29587.6</text:p>
          </table:table-cell>
          <table:table-cell office:value-type="float" office:value="29386.2" calcext:value-type="float">
            <text:p>29386.2</text:p>
          </table:table-cell>
          <table:table-cell office:value-type="float" office:value="29796" calcext:value-type="float">
            <text:p>29796</text:p>
          </table:table-cell>
          <table:table-cell office:value-type="date" office:date-value="2021-05-13" calcext:value-type="date">
            <text:p>2021-05-13</text:p>
          </table:table-cell>
          <table:table-cell office:value-type="float" office:value="2150.31" calcext:value-type="float">
            <text:p>2150.31</text:p>
          </table:table-cell>
          <table:table-cell office:value-type="float" office:value="1554.13" calcext:value-type="float">
            <text:p>1554.13</text:p>
          </table:table-cell>
          <table:table-cell office:value-type="float" office:value="2847.19" calcext:value-type="float">
            <text:p>2847.19</text:p>
          </table:table-cell>
          <table:table-cell office:value-type="date" office:date-value="2021-05-13" calcext:value-type="date">
            <text:p>2021-05-13</text:p>
          </table:table-cell>
          <table:table-cell office:value-type="float" office:value="14110.4" calcext:value-type="float">
            <text:p>14110.4</text:p>
          </table:table-cell>
          <table:table-cell office:value-type="float" office:value="9708.32" calcext:value-type="float">
            <text:p>9708.32</text:p>
          </table:table-cell>
          <table:table-cell office:value-type="float" office:value="21028.6" calcext:value-type="float">
            <text:p>21028.6</text:p>
          </table:table-cell>
          <table:table-cell office:value-type="date" office:date-value="2021-05-13" calcext:value-type="date">
            <text:p>2021-05-13</text:p>
          </table:table-cell>
          <table:table-cell office:value-type="float" office:value="245.887" calcext:value-type="float">
            <text:p>245.887</text:p>
          </table:table-cell>
          <table:table-cell office:value-type="float" office:value="178.326" calcext:value-type="float">
            <text:p>178.326</text:p>
          </table:table-cell>
          <table:table-cell office:value-type="float" office:value="320.054" calcext:value-type="float">
            <text:p>320.054</text:p>
          </table:table-cell>
          <table:table-cell table:style-name="ce2" office:value-type="date" office:date-value="2021-05-13" calcext:value-type="date">
            <text:p>2021-05-13</text:p>
          </table:table-cell>
          <table:table-cell office:value-type="float" office:value="-432.411" calcext:value-type="float">
            <text:p>-432.411</text:p>
          </table:table-cell>
          <table:table-cell office:value-type="float" office:value="-933.128" calcext:value-type="float">
            <text:p>-933.128</text:p>
          </table:table-cell>
          <table:table-cell office:value-type="float" office:value="130.155" calcext:value-type="float">
            <text:p>130.155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647540" calcext:value-type="float">
            <text:p>1.65E+06</text:p>
          </table:table-cell>
          <table:table-cell office:value-type="float" office:value="1634550" calcext:value-type="float">
            <text:p>1.63E+06</text:p>
          </table:table-cell>
          <table:table-cell office:value-type="float" office:value="1663980" calcext:value-type="float">
            <text:p>1.66E+06</text:p>
          </table:table-cell>
          <table:table-cell office:value-type="date" office:date-value="2021-05-14" calcext:value-type="date">
            <text:p>2021-05-14</text:p>
          </table:table-cell>
          <table:table-cell office:value-type="float" office:value="29619.3" calcext:value-type="float">
            <text:p>29619.3</text:p>
          </table:table-cell>
          <table:table-cell office:value-type="float" office:value="29415.9" calcext:value-type="float">
            <text:p>29415.9</text:p>
          </table:table-cell>
          <table:table-cell office:value-type="float" office:value="29830.5" calcext:value-type="float">
            <text:p>29830.5</text:p>
          </table:table-cell>
          <table:table-cell office:value-type="date" office:date-value="2021-05-14" calcext:value-type="date">
            <text:p>2021-05-14</text:p>
          </table:table-cell>
          <table:table-cell office:value-type="float" office:value="2096.4" calcext:value-type="float">
            <text:p>2096.4</text:p>
          </table:table-cell>
          <table:table-cell office:value-type="float" office:value="1508.27" calcext:value-type="float">
            <text:p>1508.27</text:p>
          </table:table-cell>
          <table:table-cell office:value-type="float" office:value="2797.97" calcext:value-type="float">
            <text:p>2797.97</text:p>
          </table:table-cell>
          <table:table-cell office:value-type="date" office:date-value="2021-05-14" calcext:value-type="date">
            <text:p>2021-05-14</text:p>
          </table:table-cell>
          <table:table-cell office:value-type="float" office:value="13862.9" calcext:value-type="float">
            <text:p>13862.9</text:p>
          </table:table-cell>
          <table:table-cell office:value-type="float" office:value="9410.78" calcext:value-type="float">
            <text:p>9410.78</text:p>
          </table:table-cell>
          <table:table-cell office:value-type="float" office:value="21112.4" calcext:value-type="float">
            <text:p>21112.4</text:p>
          </table:table-cell>
          <table:table-cell office:value-type="date" office:date-value="2021-05-14" calcext:value-type="date">
            <text:p>2021-05-14</text:p>
          </table:table-cell>
          <table:table-cell office:value-type="float" office:value="239.556" calcext:value-type="float">
            <text:p>239.556</text:p>
          </table:table-cell>
          <table:table-cell office:value-type="float" office:value="173.399" calcext:value-type="float">
            <text:p>173.399</text:p>
          </table:table-cell>
          <table:table-cell office:value-type="float" office:value="313.284" calcext:value-type="float">
            <text:p>313.284</text:p>
          </table:table-cell>
          <table:table-cell table:style-name="ce2" office:value-type="date" office:date-value="2021-05-14" calcext:value-type="date">
            <text:p>2021-05-14</text:p>
          </table:table-cell>
          <table:table-cell office:value-type="float" office:value="-418.249" calcext:value-type="float">
            <text:p>-418.249</text:p>
          </table:table-cell>
          <table:table-cell office:value-type="float" office:value="-909.17" calcext:value-type="float">
            <text:p>-909.17</text:p>
          </table:table-cell>
          <table:table-cell office:value-type="float" office:value="139.821" calcext:value-type="float">
            <text:p>139.821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649390" calcext:value-type="float">
            <text:p>1.65E+06</text:p>
          </table:table-cell>
          <table:table-cell office:value-type="float" office:value="1635900" calcext:value-type="float">
            <text:p>1.64E+06</text:p>
          </table:table-cell>
          <table:table-cell office:value-type="float" office:value="1666780" calcext:value-type="float">
            <text:p>1.67E+06</text:p>
          </table:table-cell>
          <table:table-cell office:value-type="date" office:date-value="2021-05-15" calcext:value-type="date">
            <text:p>2021-05-15</text:p>
          </table:table-cell>
          <table:table-cell office:value-type="float" office:value="29650.1" calcext:value-type="float">
            <text:p>29650.1</text:p>
          </table:table-cell>
          <table:table-cell office:value-type="float" office:value="29444.9" calcext:value-type="float">
            <text:p>29444.9</text:p>
          </table:table-cell>
          <table:table-cell office:value-type="float" office:value="29864.4" calcext:value-type="float">
            <text:p>29864.4</text:p>
          </table:table-cell>
          <table:table-cell office:value-type="date" office:date-value="2021-05-15" calcext:value-type="date">
            <text:p>2021-05-15</text:p>
          </table:table-cell>
          <table:table-cell office:value-type="float" office:value="2044.29" calcext:value-type="float">
            <text:p>2044.29</text:p>
          </table:table-cell>
          <table:table-cell office:value-type="float" office:value="1463.82" calcext:value-type="float">
            <text:p>1463.82</text:p>
          </table:table-cell>
          <table:table-cell office:value-type="float" office:value="2751.98" calcext:value-type="float">
            <text:p>2751.98</text:p>
          </table:table-cell>
          <table:table-cell office:value-type="date" office:date-value="2021-05-15" calcext:value-type="date">
            <text:p>2021-05-15</text:p>
          </table:table-cell>
          <table:table-cell office:value-type="float" office:value="13621.2" calcext:value-type="float">
            <text:p>13621.2</text:p>
          </table:table-cell>
          <table:table-cell office:value-type="float" office:value="9123.2" calcext:value-type="float">
            <text:p>9123.2</text:p>
          </table:table-cell>
          <table:table-cell office:value-type="float" office:value="21219.5" calcext:value-type="float">
            <text:p>21219.5</text:p>
          </table:table-cell>
          <table:table-cell office:value-type="date" office:date-value="2021-05-15" calcext:value-type="date">
            <text:p>2021-05-15</text:p>
          </table:table-cell>
          <table:table-cell office:value-type="float" office:value="233.446" calcext:value-type="float">
            <text:p>233.446</text:p>
          </table:table-cell>
          <table:table-cell office:value-type="float" office:value="168.598" calcext:value-type="float">
            <text:p>168.598</text:p>
          </table:table-cell>
          <table:table-cell office:value-type="float" office:value="306.931" calcext:value-type="float">
            <text:p>306.931</text:p>
          </table:table-cell>
          <table:table-cell table:style-name="ce2" office:value-type="date" office:date-value="2021-05-15" calcext:value-type="date">
            <text:p>2021-05-15</text:p>
          </table:table-cell>
          <table:table-cell office:value-type="float" office:value="-404.481" calcext:value-type="float">
            <text:p>-404.481</text:p>
          </table:table-cell>
          <table:table-cell office:value-type="float" office:value="-885.889" calcext:value-type="float">
            <text:p>-885.889</text:p>
          </table:table-cell>
          <table:table-cell office:value-type="float" office:value="149.484" calcext:value-type="float">
            <text:p>149.484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651200" calcext:value-type="float">
            <text:p>1.65E+06</text:p>
          </table:table-cell>
          <table:table-cell office:value-type="float" office:value="1637210" calcext:value-type="float">
            <text:p>1.64E+06</text:p>
          </table:table-cell>
          <table:table-cell office:value-type="float" office:value="1669600" calcext:value-type="float">
            <text:p>1.67E+06</text:p>
          </table:table-cell>
          <table:table-cell office:value-type="date" office:date-value="2021-05-16" calcext:value-type="date">
            <text:p>2021-05-16</text:p>
          </table:table-cell>
          <table:table-cell office:value-type="float" office:value="29680.2" calcext:value-type="float">
            <text:p>29680.2</text:p>
          </table:table-cell>
          <table:table-cell office:value-type="float" office:value="29473.1" calcext:value-type="float">
            <text:p>29473.1</text:p>
          </table:table-cell>
          <table:table-cell office:value-type="float" office:value="29897.7" calcext:value-type="float">
            <text:p>29897.7</text:p>
          </table:table-cell>
          <table:table-cell office:value-type="date" office:date-value="2021-05-16" calcext:value-type="date">
            <text:p>2021-05-16</text:p>
          </table:table-cell>
          <table:table-cell office:value-type="float" office:value="1993.92" calcext:value-type="float">
            <text:p>1993.92</text:p>
          </table:table-cell>
          <table:table-cell office:value-type="float" office:value="1420.68" calcext:value-type="float">
            <text:p>1420.68</text:p>
          </table:table-cell>
          <table:table-cell office:value-type="float" office:value="2709.21" calcext:value-type="float">
            <text:p>2709.21</text:p>
          </table:table-cell>
          <table:table-cell office:value-type="date" office:date-value="2021-05-16" calcext:value-type="date">
            <text:p>2021-05-16</text:p>
          </table:table-cell>
          <table:table-cell office:value-type="float" office:value="13385.4" calcext:value-type="float">
            <text:p>13385.4</text:p>
          </table:table-cell>
          <table:table-cell office:value-type="float" office:value="8845.38" calcext:value-type="float">
            <text:p>8845.38</text:p>
          </table:table-cell>
          <table:table-cell office:value-type="float" office:value="21349.1" calcext:value-type="float">
            <text:p>21349.1</text:p>
          </table:table-cell>
          <table:table-cell office:value-type="date" office:date-value="2021-05-16" calcext:value-type="date">
            <text:p>2021-05-16</text:p>
          </table:table-cell>
          <table:table-cell office:value-type="float" office:value="227.551" calcext:value-type="float">
            <text:p>227.551</text:p>
          </table:table-cell>
          <table:table-cell office:value-type="float" office:value="163.914" calcext:value-type="float">
            <text:p>163.914</text:p>
          </table:table-cell>
          <table:table-cell office:value-type="float" office:value="300.993" calcext:value-type="float">
            <text:p>300.993</text:p>
          </table:table-cell>
          <table:table-cell table:style-name="ce2" office:value-type="date" office:date-value="2021-05-16" calcext:value-type="date">
            <text:p>2021-05-16</text:p>
          </table:table-cell>
          <table:table-cell office:value-type="float" office:value="-391.107" calcext:value-type="float">
            <text:p>-391.107</text:p>
          </table:table-cell>
          <table:table-cell office:value-type="float" office:value="-863.29" calcext:value-type="float">
            <text:p>-863.29</text:p>
          </table:table-cell>
          <table:table-cell office:value-type="float" office:value="159.11" calcext:value-type="float">
            <text:p>159.11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652990" calcext:value-type="float">
            <text:p>1.65E+06</text:p>
          </table:table-cell>
          <table:table-cell office:value-type="float" office:value="1638480" calcext:value-type="float">
            <text:p>1.64E+06</text:p>
          </table:table-cell>
          <table:table-cell office:value-type="float" office:value="1672450" calcext:value-type="float">
            <text:p>1.67E+06</text:p>
          </table:table-cell>
          <table:table-cell office:value-type="date" office:date-value="2021-05-17" calcext:value-type="date">
            <text:p>2021-05-17</text:p>
          </table:table-cell>
          <table:table-cell office:value-type="float" office:value="29709.6" calcext:value-type="float">
            <text:p>29709.6</text:p>
          </table:table-cell>
          <table:table-cell office:value-type="float" office:value="29500.6" calcext:value-type="float">
            <text:p>29500.6</text:p>
          </table:table-cell>
          <table:table-cell office:value-type="float" office:value="29930.3" calcext:value-type="float">
            <text:p>29930.3</text:p>
          </table:table-cell>
          <table:table-cell office:value-type="date" office:date-value="2021-05-17" calcext:value-type="date">
            <text:p>2021-05-17</text:p>
          </table:table-cell>
          <table:table-cell office:value-type="float" office:value="1945.24" calcext:value-type="float">
            <text:p>1945.24</text:p>
          </table:table-cell>
          <table:table-cell office:value-type="float" office:value="1378.81" calcext:value-type="float">
            <text:p>1378.81</text:p>
          </table:table-cell>
          <table:table-cell office:value-type="float" office:value="2669.61" calcext:value-type="float">
            <text:p>2669.61</text:p>
          </table:table-cell>
          <table:table-cell office:value-type="date" office:date-value="2021-05-17" calcext:value-type="date">
            <text:p>2021-05-17</text:p>
          </table:table-cell>
          <table:table-cell office:value-type="float" office:value="13155.5" calcext:value-type="float">
            <text:p>13155.5</text:p>
          </table:table-cell>
          <table:table-cell office:value-type="float" office:value="8577" calcext:value-type="float">
            <text:p>8577</text:p>
          </table:table-cell>
          <table:table-cell office:value-type="float" office:value="21498.2" calcext:value-type="float">
            <text:p>21498.2</text:p>
          </table:table-cell>
          <table:table-cell office:value-type="date" office:date-value="2021-05-17" calcext:value-type="date">
            <text:p>2021-05-17</text:p>
          </table:table-cell>
          <table:table-cell office:value-type="float" office:value="221.862" calcext:value-type="float">
            <text:p>221.862</text:p>
          </table:table-cell>
          <table:table-cell office:value-type="float" office:value="159.344" calcext:value-type="float">
            <text:p>159.344</text:p>
          </table:table-cell>
          <table:table-cell office:value-type="float" office:value="295.468" calcext:value-type="float">
            <text:p>295.468</text:p>
          </table:table-cell>
          <table:table-cell table:style-name="ce2" office:value-type="date" office:date-value="2021-05-17" calcext:value-type="date">
            <text:p>2021-05-17</text:p>
          </table:table-cell>
          <table:table-cell office:value-type="float" office:value="-378.127" calcext:value-type="float">
            <text:p>-378.127</text:p>
          </table:table-cell>
          <table:table-cell office:value-type="float" office:value="-841.37" calcext:value-type="float">
            <text:p>-841.37</text:p>
          </table:table-cell>
          <table:table-cell office:value-type="float" office:value="168.663" calcext:value-type="float">
            <text:p>168.663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654740" calcext:value-type="float">
            <text:p>1.65E+06</text:p>
          </table:table-cell>
          <table:table-cell office:value-type="float" office:value="1639700" calcext:value-type="float">
            <text:p>1.64E+06</text:p>
          </table:table-cell>
          <table:table-cell office:value-type="float" office:value="1675320" calcext:value-type="float">
            <text:p>1.68E+06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29738.3" calcext:value-type="float">
            <text:p>29738.3</text:p>
          </table:table-cell>
          <table:table-cell office:value-type="float" office:value="29527.3" calcext:value-type="float">
            <text:p>29527.3</text:p>
          </table:table-cell>
          <table:table-cell office:value-type="float" office:value="29962.5" calcext:value-type="float">
            <text:p>29962.5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898.2" calcext:value-type="float">
            <text:p>1898.2</text:p>
          </table:table-cell>
          <table:table-cell office:value-type="float" office:value="1338.13" calcext:value-type="float">
            <text:p>1338.13</text:p>
          </table:table-cell>
          <table:table-cell office:value-type="float" office:value="2633.12" calcext:value-type="float">
            <text:p>2633.12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2931.5" calcext:value-type="float">
            <text:p>12931.5</text:p>
          </table:table-cell>
          <table:table-cell office:value-type="float" office:value="8317.64" calcext:value-type="float">
            <text:p>8317.64</text:p>
          </table:table-cell>
          <table:table-cell office:value-type="float" office:value="21662" calcext:value-type="float">
            <text:p>21662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216.374" calcext:value-type="float">
            <text:p>216.374</text:p>
          </table:table-cell>
          <table:table-cell office:value-type="float" office:value="154.882" calcext:value-type="float">
            <text:p>154.882</text:p>
          </table:table-cell>
          <table:table-cell office:value-type="float" office:value="290.354" calcext:value-type="float">
            <text:p>290.354</text:p>
          </table:table-cell>
          <table:table-cell table:style-name="ce2" office:value-type="date" office:date-value="2021-05-18" calcext:value-type="date">
            <text:p>2021-05-18</text:p>
          </table:table-cell>
          <table:table-cell office:value-type="float" office:value="-365.538" calcext:value-type="float">
            <text:p>-365.538</text:p>
          </table:table-cell>
          <table:table-cell office:value-type="float" office:value="-820.123" calcext:value-type="float">
            <text:p>-820.123</text:p>
          </table:table-cell>
          <table:table-cell office:value-type="float" office:value="178.106" calcext:value-type="float">
            <text:p>178.106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656470" calcext:value-type="float">
            <text:p>1.66E+06</text:p>
          </table:table-cell>
          <table:table-cell office:value-type="float" office:value="1640890" calcext:value-type="float">
            <text:p>1.64E+06</text:p>
          </table:table-cell>
          <table:table-cell office:value-type="float" office:value="1678230" calcext:value-type="float">
            <text:p>1.68E+06</text:p>
          </table:table-cell>
          <table:table-cell office:value-type="date" office:date-value="2021-05-19" calcext:value-type="date">
            <text:p>2021-05-19</text:p>
          </table:table-cell>
          <table:table-cell office:value-type="float" office:value="29766.3" calcext:value-type="float">
            <text:p>29766.3</text:p>
          </table:table-cell>
          <table:table-cell office:value-type="float" office:value="29553.3" calcext:value-type="float">
            <text:p>29553.3</text:p>
          </table:table-cell>
          <table:table-cell office:value-type="float" office:value="29994.2" calcext:value-type="float">
            <text:p>29994.2</text:p>
          </table:table-cell>
          <table:table-cell office:value-type="date" office:date-value="2021-05-19" calcext:value-type="date">
            <text:p>2021-05-19</text:p>
          </table:table-cell>
          <table:table-cell office:value-type="float" office:value="1852.73" calcext:value-type="float">
            <text:p>1852.73</text:p>
          </table:table-cell>
          <table:table-cell office:value-type="float" office:value="1298.59" calcext:value-type="float">
            <text:p>1298.59</text:p>
          </table:table-cell>
          <table:table-cell office:value-type="float" office:value="2599.68" calcext:value-type="float">
            <text:p>2599.68</text:p>
          </table:table-cell>
          <table:table-cell office:value-type="date" office:date-value="2021-05-19" calcext:value-type="date">
            <text:p>2021-05-19</text:p>
          </table:table-cell>
          <table:table-cell office:value-type="float" office:value="12713.2" calcext:value-type="float">
            <text:p>12713.2</text:p>
          </table:table-cell>
          <table:table-cell office:value-type="float" office:value="8066.84" calcext:value-type="float">
            <text:p>8066.84</text:p>
          </table:table-cell>
          <table:table-cell office:value-type="float" office:value="21834.9" calcext:value-type="float">
            <text:p>21834.9</text:p>
          </table:table-cell>
          <table:table-cell office:value-type="date" office:date-value="2021-05-19" calcext:value-type="date">
            <text:p>2021-05-19</text:p>
          </table:table-cell>
          <table:table-cell office:value-type="float" office:value="211.078" calcext:value-type="float">
            <text:p>211.078</text:p>
          </table:table-cell>
          <table:table-cell office:value-type="float" office:value="150.524" calcext:value-type="float">
            <text:p>150.524</text:p>
          </table:table-cell>
          <table:table-cell office:value-type="float" office:value="285.644" calcext:value-type="float">
            <text:p>285.644</text:p>
          </table:table-cell>
          <table:table-cell table:style-name="ce2" office:value-type="date" office:date-value="2021-05-19" calcext:value-type="date">
            <text:p>2021-05-19</text:p>
          </table:table-cell>
          <table:table-cell office:value-type="float" office:value="-353.336" calcext:value-type="float">
            <text:p>-353.336</text:p>
          </table:table-cell>
          <table:table-cell office:value-type="float" office:value="-799.54" calcext:value-type="float">
            <text:p>-799.54</text:p>
          </table:table-cell>
          <table:table-cell office:value-type="float" office:value="187.402" calcext:value-type="float">
            <text:p>187.402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658170" calcext:value-type="float">
            <text:p>1.66E+06</text:p>
          </table:table-cell>
          <table:table-cell office:value-type="float" office:value="1642040" calcext:value-type="float">
            <text:p>1.64E+06</text:p>
          </table:table-cell>
          <table:table-cell office:value-type="float" office:value="1681160" calcext:value-type="float">
            <text:p>1.68E+06</text:p>
          </table:table-cell>
          <table:table-cell office:value-type="date" office:date-value="2021-05-20" calcext:value-type="date">
            <text:p>2021-05-20</text:p>
          </table:table-cell>
          <table:table-cell office:value-type="float" office:value="29793.6" calcext:value-type="float">
            <text:p>29793.6</text:p>
          </table:table-cell>
          <table:table-cell office:value-type="float" office:value="29578.5" calcext:value-type="float">
            <text:p>29578.5</text:p>
          </table:table-cell>
          <table:table-cell office:value-type="float" office:value="30025.5" calcext:value-type="float">
            <text:p>30025.5</text:p>
          </table:table-cell>
          <table:table-cell office:value-type="date" office:date-value="2021-05-20" calcext:value-type="date">
            <text:p>2021-05-20</text:p>
          </table:table-cell>
          <table:table-cell office:value-type="float" office:value="1808.79" calcext:value-type="float">
            <text:p>1808.79</text:p>
          </table:table-cell>
          <table:table-cell office:value-type="float" office:value="1260.15" calcext:value-type="float">
            <text:p>1260.15</text:p>
          </table:table-cell>
          <table:table-cell office:value-type="float" office:value="2569.21" calcext:value-type="float">
            <text:p>2569.21</text:p>
          </table:table-cell>
          <table:table-cell office:value-type="date" office:date-value="2021-05-20" calcext:value-type="date">
            <text:p>2021-05-20</text:p>
          </table:table-cell>
          <table:table-cell office:value-type="float" office:value="12500.6" calcext:value-type="float">
            <text:p>12500.6</text:p>
          </table:table-cell>
          <table:table-cell office:value-type="float" office:value="7824.17" calcext:value-type="float">
            <text:p>7824.17</text:p>
          </table:table-cell>
          <table:table-cell office:value-type="float" office:value="22011.8" calcext:value-type="float">
            <text:p>22011.8</text:p>
          </table:table-cell>
          <table:table-cell office:value-type="date" office:date-value="2021-05-20" calcext:value-type="date">
            <text:p>2021-05-20</text:p>
          </table:table-cell>
          <table:table-cell office:value-type="float" office:value="205.967" calcext:value-type="float">
            <text:p>205.967</text:p>
          </table:table-cell>
          <table:table-cell office:value-type="float" office:value="146.268" calcext:value-type="float">
            <text:p>146.268</text:p>
          </table:table-cell>
          <table:table-cell office:value-type="float" office:value="281.333" calcext:value-type="float">
            <text:p>281.333</text:p>
          </table:table-cell>
          <table:table-cell table:style-name="ce2" office:value-type="date" office:date-value="2021-05-20" calcext:value-type="date">
            <text:p>2021-05-20</text:p>
          </table:table-cell>
          <table:table-cell office:value-type="float" office:value="-341.517" calcext:value-type="float">
            <text:p>-341.517</text:p>
          </table:table-cell>
          <table:table-cell office:value-type="float" office:value="-779.611" calcext:value-type="float">
            <text:p>-779.611</text:p>
          </table:table-cell>
          <table:table-cell office:value-type="float" office:value="196.518" calcext:value-type="float">
            <text:p>196.518</text:p>
          </table:table-cell>
        </table:table-row>
        <table:table-row table:style-name="ro1" table:number-rows-repeated="3">
          <table:table-cell table:number-columns-repeated="20"/>
          <table:table-cell table:style-name="ce2"/>
          <table:table-cell table:number-columns-repeated="3"/>
        </table:table-row>
        <table:table-row table:style-name="ro1" table:number-rows-repeated="27">
          <table:table-cell table:number-columns-repeated="2"/>
          <table:table-cell table:style-name="ce8" table:number-columns-repeated="2"/>
          <table:table-cell table:number-columns-repeated="20"/>
        </table:table-row>
        <table:table-row table:style-name="ro1" table:number-rows-repeated="8">
          <table:table-cell table:style-name="Default"/>
          <table:table-cell table:style-name="ce8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8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</table:table>
      <table:table table:name="JHU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float" office:value="1212" calcext:value-type="float">
            <text:p>1212</text:p>
          </table:table-cell>
        </table:table-row>
        <table:table-row table:style-name="ro1">
          <table:table-cell table:number-columns-repeated="2"/>
          <table:table-cell office:value-type="float" office:value="1258" calcext:value-type="float">
            <text:p>1258</text:p>
          </table:table-cell>
        </table:table-row>
        <table:table-row table:style-name="ro1">
          <table:table-cell table:number-columns-repeated="2"/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1005" calcext:value-type="float">
            <text:p>1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3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5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5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59P0"/>
    </number:currency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6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6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8:27:23.012168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9T19:06:55.728142716</dc:date>
    <meta:editing-duration>P7DT19H38M30S</meta:editing-duration>
    <meta:editing-cycles>105</meta:editing-cycles>
    <meta:generator>LibreOffice/6.4.7.2$Linux_X86_64 LibreOffice_project/40$Build-2</meta:generator>
    <meta:document-statistic meta:table-count="2" meta:cell-count="860" meta:object-count="5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Sheet7.M1:Sheet7.P64" chart:data-source-has-labels="both" svg:x="0.32cm" svg:y="0.18cm" svg:width="13.169cm" svg:height="8.64cm">
          <chartooo:coordinate-region svg:x="1.498cm" svg:y="0.379cm" svg:width="11.991cm" svg:height="7.794cm"/>
          <chart:axis chart:dimension="x" chart:name="primary-x" chart:style-name="ch4" chartooo:axis-type="auto">
            <chartooo:date-scale/>
            <chart:categories table:cell-range-address="Sheet7.M2:Sheet7.M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N2:Sheet7.N64" chart:label-cell-address="Sheet7.N1:Sheet7.N1" chart:class="chart:line">
            <chart:data-point chart:repeated="63"/>
          </chart:series>
          <chart:series chart:style-name="ch7" chart:values-cell-range-address="Sheet7.O2:Sheet7.O64" chart:label-cell-address="Sheet7.O1:Sheet7.O1" chart:class="chart:line">
            <chart:data-point chart:repeated="63"/>
          </chart:series>
          <chart:series chart:style-name="ch8" chart:values-cell-range-address="Sheet7.P2:Sheet7.P64" chart:label-cell-address="Sheet7.P1:Sheet7.P1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</text:p>
                <draw:g>
                  <svg:desc>Sheet7.N1:Sheet7.N1</svg:desc>
                </draw:g>
              </table:table-cell>
              <table:table-cell office:value-type="string">
                <text:p>Lo 95</text:p>
                <draw:g>
                  <svg:desc>Sheet7.O1:Sheet7.O1</svg:desc>
                </draw:g>
              </table:table-cell>
              <table:table-cell office:value-type="string">
                <text:p>Hi 95</text:p>
                <draw:g>
                  <svg:desc>Sheet7.P1:Sheet7.P1</svg:desc>
                </draw:g>
              </table:table-cell>
            </table:table-row>
          </table:table-header-rows>
          <table:table-rows>
            <table:table-row>
              <table:table-cell office:value-type="float" office:value="44304">
                <text:p>44304</text:p>
                <draw:g>
                  <svg:desc>Sheet7.M2:Sheet7.M64</svg:desc>
                </draw:g>
              </table:table-cell>
              <table:table-cell office:value-type="float" office:value="23042.9">
                <text:p>23042.9</text:p>
                <draw:g>
                  <svg:desc>Sheet7.N2:Sheet7.N64</svg:desc>
                </draw:g>
              </table:table-cell>
              <table:table-cell office:value-type="float" office:value="18136.9">
                <text:p>18136.9</text:p>
                <draw:g>
                  <svg:desc>Sheet7.O2:Sheet7.O64</svg:desc>
                </draw:g>
              </table:table-cell>
              <table:table-cell office:value-type="float" office:value="27949">
                <text:p>27949</text:p>
                <draw:g>
                  <svg:desc>Sheet7.P2:Sheet7.P64</svg:desc>
                </draw:g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2967.6">
                <text:p>22967.6</text:p>
              </table:table-cell>
              <table:table-cell office:value-type="float" office:value="18139.6">
                <text:p>18139.6</text:p>
              </table:table-cell>
              <table:table-cell office:value-type="float" office:value="27796.1">
                <text:p>27796.1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2188.6">
                <text:p>22188.6</text:p>
              </table:table-cell>
              <table:table-cell office:value-type="float" office:value="17476.3">
                <text:p>17476.3</text:p>
              </table:table-cell>
              <table:table-cell office:value-type="float" office:value="26902.8">
                <text:p>26902.8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21377.4">
                <text:p>21377.4</text:p>
              </table:table-cell>
              <table:table-cell office:value-type="float" office:value="16782.1">
                <text:p>16782.1</text:p>
              </table:table-cell>
              <table:table-cell office:value-type="float" office:value="25977.5">
                <text:p>25977.5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20620.1">
                <text:p>20620.1</text:p>
              </table:table-cell>
              <table:table-cell office:value-type="float" office:value="16594.1">
                <text:p>16594.1</text:p>
              </table:table-cell>
              <table:table-cell office:value-type="float" office:value="24656.4">
                <text:p>24656.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20194.1">
                <text:p>20194.1</text:p>
              </table:table-cell>
              <table:table-cell office:value-type="float" office:value="16205.6">
                <text:p>16205.6</text:p>
              </table:table-cell>
              <table:table-cell office:value-type="float" office:value="24202.3">
                <text:p>24202.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9801">
                <text:p>19801</text:p>
              </table:table-cell>
              <table:table-cell office:value-type="float" office:value="15850.8">
                <text:p>15850.8</text:p>
              </table:table-cell>
              <table:table-cell office:value-type="float" office:value="23785.8">
                <text:p>23785.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9432.9">
                <text:p>19432.9</text:p>
              </table:table-cell>
              <table:table-cell office:value-type="float" office:value="15520.7">
                <text:p>15520.7</text:p>
              </table:table-cell>
              <table:table-cell office:value-type="float" office:value="23402.3">
                <text:p>23402.3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9083.3">
                <text:p>19083.3</text:p>
              </table:table-cell>
              <table:table-cell office:value-type="float" office:value="15207.5">
                <text:p>15207.5</text:p>
              </table:table-cell>
              <table:table-cell office:value-type="float" office:value="23049.4">
                <text:p>23049.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8747.5">
                <text:p>18747.5</text:p>
              </table:table-cell>
              <table:table-cell office:value-type="float" office:value="14903.8">
                <text:p>14903.8</text:p>
              </table:table-cell>
              <table:table-cell office:value-type="float" office:value="22726.7">
                <text:p>22726.7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8421.8">
                <text:p>18421.8</text:p>
              </table:table-cell>
              <table:table-cell office:value-type="float" office:value="14603.3">
                <text:p>14603.3</text:p>
              </table:table-cell>
              <table:table-cell office:value-type="float" office:value="22434.9">
                <text:p>22434.9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8103.5">
                <text:p>18103.5</text:p>
              </table:table-cell>
              <table:table-cell office:value-type="float" office:value="14300.9">
                <text:p>14300.9</text:p>
              </table:table-cell>
              <table:table-cell office:value-type="float" office:value="22174.2">
                <text:p>22174.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7790.8">
                <text:p>17790.8</text:p>
              </table:table-cell>
              <table:table-cell office:value-type="float" office:value="13992.7">
                <text:p>13992.7</text:p>
              </table:table-cell>
              <table:table-cell office:value-type="float" office:value="21943.2">
                <text:p>21943.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7482.6">
                <text:p>17482.6</text:p>
              </table:table-cell>
              <table:table-cell office:value-type="float" office:value="13676.7">
                <text:p>13676.7</text:p>
              </table:table-cell>
              <table:table-cell office:value-type="float" office:value="21738.7">
                <text:p>21738.7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7178.2">
                <text:p>17178.2</text:p>
              </table:table-cell>
              <table:table-cell office:value-type="float" office:value="13352.7">
                <text:p>13352.7</text:p>
              </table:table-cell>
              <table:table-cell office:value-type="float" office:value="21557.1">
                <text:p>21557.1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6877.5">
                <text:p>16877.5</text:p>
              </table:table-cell>
              <table:table-cell office:value-type="float" office:value="13021.9">
                <text:p>13021.9</text:p>
              </table:table-cell>
              <table:table-cell office:value-type="float" office:value="21395.8">
                <text:p>21395.8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6580.4">
                <text:p>16580.4</text:p>
              </table:table-cell>
              <table:table-cell office:value-type="float" office:value="12685.9">
                <text:p>12685.9</text:p>
              </table:table-cell>
              <table:table-cell office:value-type="float" office:value="21254.3">
                <text:p>21254.3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6287">
                <text:p>16287</text:p>
              </table:table-cell>
              <table:table-cell office:value-type="float" office:value="12346.5">
                <text:p>12346.5</text:p>
              </table:table-cell>
              <table:table-cell office:value-type="float" office:value="21134">
                <text:p>2113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5997.8">
                <text:p>15997.8</text:p>
              </table:table-cell>
              <table:table-cell office:value-type="float" office:value="12005.3">
                <text:p>12005.3</text:p>
              </table:table-cell>
              <table:table-cell office:value-type="float" office:value="21037.5">
                <text:p>21037.5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5712.9">
                <text:p>15712.9</text:p>
              </table:table-cell>
              <table:table-cell office:value-type="float" office:value="11664.1">
                <text:p>11664.1</text:p>
              </table:table-cell>
              <table:table-cell office:value-type="float" office:value="20966.6">
                <text:p>20966.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5432.7">
                <text:p>15432.7</text:p>
              </table:table-cell>
              <table:table-cell office:value-type="float" office:value="11324.4">
                <text:p>11324.4</text:p>
              </table:table-cell>
              <table:table-cell office:value-type="float" office:value="20921.9">
                <text:p>20921.9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5157.4">
                <text:p>15157.4</text:p>
              </table:table-cell>
              <table:table-cell office:value-type="float" office:value="10988">
                <text:p>10988</text:p>
              </table:table-cell>
              <table:table-cell office:value-type="float" office:value="20901.7">
                <text:p>20901.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4887.4">
                <text:p>14887.4</text:p>
              </table:table-cell>
              <table:table-cell office:value-type="float" office:value="10656.7">
                <text:p>10656.7</text:p>
              </table:table-cell>
              <table:table-cell office:value-type="float" office:value="20903.7">
                <text:p>20903.7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4622.8">
                <text:p>14622.8</text:p>
              </table:table-cell>
              <table:table-cell office:value-type="float" office:value="10332.1">
                <text:p>10332.1</text:p>
              </table:table-cell>
              <table:table-cell office:value-type="float" office:value="20925.7">
                <text:p>20925.7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4363.7">
                <text:p>14363.7</text:p>
              </table:table-cell>
              <table:table-cell office:value-type="float" office:value="10015.7">
                <text:p>10015.7</text:p>
              </table:table-cell>
              <table:table-cell office:value-type="float" office:value="20966.9">
                <text:p>20966.9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4110.4">
                <text:p>14110.4</text:p>
              </table:table-cell>
              <table:table-cell office:value-type="float" office:value="9708.32">
                <text:p>9708.32</text:p>
              </table:table-cell>
              <table:table-cell office:value-type="float" office:value="21028.6">
                <text:p>21028.6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3862.9">
                <text:p>13862.9</text:p>
              </table:table-cell>
              <table:table-cell office:value-type="float" office:value="9410.78">
                <text:p>9410.78</text:p>
              </table:table-cell>
              <table:table-cell office:value-type="float" office:value="21112.4">
                <text:p>21112.4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3621.2">
                <text:p>13621.2</text:p>
              </table:table-cell>
              <table:table-cell office:value-type="float" office:value="9123.2">
                <text:p>9123.2</text:p>
              </table:table-cell>
              <table:table-cell office:value-type="float" office:value="21219.5">
                <text:p>21219.5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3385.4">
                <text:p>13385.4</text:p>
              </table:table-cell>
              <table:table-cell office:value-type="float" office:value="8845.38">
                <text:p>8845.38</text:p>
              </table:table-cell>
              <table:table-cell office:value-type="float" office:value="21349.1">
                <text:p>21349.1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3155.5">
                <text:p>13155.5</text:p>
              </table:table-cell>
              <table:table-cell office:value-type="float" office:value="8577">
                <text:p>8577</text:p>
              </table:table-cell>
              <table:table-cell office:value-type="float" office:value="21498.2">
                <text:p>21498.2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2931.5">
                <text:p>12931.5</text:p>
              </table:table-cell>
              <table:table-cell office:value-type="float" office:value="8317.64">
                <text:p>8317.64</text:p>
              </table:table-cell>
              <table:table-cell office:value-type="float" office:value="21662">
                <text:p>21662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2713.2">
                <text:p>12713.2</text:p>
              </table:table-cell>
              <table:table-cell office:value-type="float" office:value="8066.84">
                <text:p>8066.84</text:p>
              </table:table-cell>
              <table:table-cell office:value-type="float" office:value="21834.9">
                <text:p>21834.9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2500.6">
                <text:p>12500.6</text:p>
              </table:table-cell>
              <table:table-cell office:value-type="float" office:value="7824.17">
                <text:p>7824.17</text:p>
              </table:table-cell>
              <table:table-cell office:value-type="float" office:value="22011.8">
                <text:p>22011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6cm" chart:style-name="ch2">
          <text:p>Smrti</text:p>
        </chart:title>
        <chart:legend chart:legend-position="end" svg:x="13.809cm" svg:y="3.703cm" style:legend-expansion="high" chart:style-name="ch3"/>
        <chart:plot-area chart:style-name="ch4" table:cell-range-address="Sheet7.Q1:Sheet7.T64" chart:data-source-has-labels="both" svg:x="0.32cm" svg:y="1.275cm" svg:width="13.169cm" svg:height="7.545cm">
          <chartooo:coordinate-region svg:x="1.127cm" svg:y="1.474cm" svg:width="12.362cm" svg:height="6.699cm"/>
          <chart:axis chart:dimension="x" chart:name="primary-x" chart:style-name="ch5" chartooo:axis-type="auto">
            <chartooo:date-scale/>
            <chart:categories table:cell-range-address="Sheet7.Q2:Sheet7.Q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R2:Sheet7.R64" chart:label-cell-address="Sheet7.R1:Sheet7.R1" chart:class="chart:line">
            <chart:data-point chart:repeated="63"/>
          </chart:series>
          <chart:series chart:style-name="ch8" chart:values-cell-range-address="Sheet7.S2:Sheet7.S64" chart:label-cell-address="Sheet7.S1:Sheet7.S1" chart:class="chart:line">
            <chart:data-point chart:repeated="63"/>
          </chart:series>
          <chart:series chart:style-name="ch9" chart:values-cell-range-address="Sheet7.T2:Sheet7.T64" chart:label-cell-address="Sheet7.T1:Sheet7.T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  <draw:g>
                  <svg:desc>Sheet7.R1:Sheet7.R1</svg:desc>
                </draw:g>
              </table:table-cell>
              <table:table-cell office:value-type="string">
                <text:p>Lo 95</text:p>
                <draw:g>
                  <svg:desc>Sheet7.S1:Sheet7.S1</svg:desc>
                </draw:g>
              </table:table-cell>
              <table:table-cell office:value-type="string">
                <text:p>Hi 95</text:p>
                <draw:g>
                  <svg:desc>Sheet7.T1:Sheet7.T1</svg:desc>
                </draw:g>
              </table:table-cell>
            </table:table-row>
          </table:table-header-rows>
          <table:table-rows>
            <table:table-row>
              <table:table-cell office:value-type="float" office:value="44304">
                <text:p>44304</text:p>
                <draw:g>
                  <svg:desc>Sheet7.Q2:Sheet7.Q64</svg:desc>
                </draw:g>
              </table:table-cell>
              <table:table-cell office:value-type="float" office:value="520.525">
                <text:p>520.525</text:p>
                <draw:g>
                  <svg:desc>Sheet7.R2:Sheet7.R64</svg:desc>
                </draw:g>
              </table:table-cell>
              <table:table-cell office:value-type="float" office:value="372.935">
                <text:p>372.935</text:p>
                <draw:g>
                  <svg:desc>Sheet7.S2:Sheet7.S64</svg:desc>
                </draw:g>
              </table:table-cell>
              <table:table-cell office:value-type="float" office:value="668.115">
                <text:p>668.115</text:p>
                <draw:g>
                  <svg:desc>Sheet7.T2:Sheet7.T64</svg:desc>
                </draw:g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498.332">
                <text:p>498.332</text:p>
              </table:table-cell>
              <table:table-cell office:value-type="float" office:value="356.116">
                <text:p>356.116</text:p>
              </table:table-cell>
              <table:table-cell office:value-type="float" office:value="640.547">
                <text:p>640.547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480.328">
                <text:p>480.328</text:p>
              </table:table-cell>
              <table:table-cell office:value-type="float" office:value="342.17">
                <text:p>342.17</text:p>
              </table:table-cell>
              <table:table-cell office:value-type="float" office:value="618.487">
                <text:p>618.487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62.495">
                <text:p>462.495</text:p>
              </table:table-cell>
              <table:table-cell office:value-type="float" office:value="328.711">
                <text:p>328.711</text:p>
              </table:table-cell>
              <table:table-cell office:value-type="float" office:value="596.28">
                <text:p>596.2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42.013">
                <text:p>442.013</text:p>
              </table:table-cell>
              <table:table-cell office:value-type="float" office:value="324.508">
                <text:p>324.508</text:p>
              </table:table-cell>
              <table:table-cell office:value-type="float" office:value="559.527">
                <text:p>559.527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29.735">
                <text:p>429.735</text:p>
              </table:table-cell>
              <table:table-cell office:value-type="float" office:value="315.398">
                <text:p>315.398</text:p>
              </table:table-cell>
              <table:table-cell office:value-type="float" office:value="544.088">
                <text:p>544.08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17.692">
                <text:p>417.692</text:p>
              </table:table-cell>
              <table:table-cell office:value-type="float" office:value="306.454">
                <text:p>306.454</text:p>
              </table:table-cell>
              <table:table-cell office:value-type="float" office:value="528.963">
                <text:p>528.96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05.926">
                <text:p>405.926</text:p>
              </table:table-cell>
              <table:table-cell office:value-type="float" office:value="297.713">
                <text:p>297.713</text:p>
              </table:table-cell>
              <table:table-cell office:value-type="float" office:value="514.198">
                <text:p>514.198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394.458">
                <text:p>394.458</text:p>
              </table:table-cell>
              <table:table-cell office:value-type="float" office:value="289.193">
                <text:p>289.193</text:p>
              </table:table-cell>
              <table:table-cell office:value-type="float" office:value="499.82">
                <text:p>499.8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383.299">
                <text:p>383.299</text:p>
              </table:table-cell>
              <table:table-cell office:value-type="float" office:value="280.906">
                <text:p>280.906</text:p>
              </table:table-cell>
              <table:table-cell office:value-type="float" office:value="485.846">
                <text:p>485.846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72.458">
                <text:p>372.458</text:p>
              </table:table-cell>
              <table:table-cell office:value-type="float" office:value="272.858">
                <text:p>272.858</text:p>
              </table:table-cell>
              <table:table-cell office:value-type="float" office:value="472.288">
                <text:p>472.28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61.938">
                <text:p>361.938</text:p>
              </table:table-cell>
              <table:table-cell office:value-type="float" office:value="265.054">
                <text:p>265.054</text:p>
              </table:table-cell>
              <table:table-cell office:value-type="float" office:value="459.152">
                <text:p>459.15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51.738">
                <text:p>351.738</text:p>
              </table:table-cell>
              <table:table-cell office:value-type="float" office:value="257.494">
                <text:p>257.494</text:p>
              </table:table-cell>
              <table:table-cell office:value-type="float" office:value="446.444">
                <text:p>446.44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41.857">
                <text:p>341.857</text:p>
              </table:table-cell>
              <table:table-cell office:value-type="float" office:value="250.173">
                <text:p>250.173</text:p>
              </table:table-cell>
              <table:table-cell office:value-type="float" office:value="434.165">
                <text:p>434.16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332.289">
                <text:p>332.289</text:p>
              </table:table-cell>
              <table:table-cell office:value-type="float" office:value="243.089">
                <text:p>243.089</text:p>
              </table:table-cell>
              <table:table-cell office:value-type="float" office:value="422.315">
                <text:p>422.315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323.03">
                <text:p>323.03</text:p>
              </table:table-cell>
              <table:table-cell office:value-type="float" office:value="236.232">
                <text:p>236.232</text:p>
              </table:table-cell>
              <table:table-cell office:value-type="float" office:value="410.894">
                <text:p>410.89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314.073">
                <text:p>314.073</text:p>
              </table:table-cell>
              <table:table-cell office:value-type="float" office:value="229.597">
                <text:p>229.597</text:p>
              </table:table-cell>
              <table:table-cell office:value-type="float" office:value="399.9">
                <text:p>399.9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305.411">
                <text:p>305.411</text:p>
              </table:table-cell>
              <table:table-cell office:value-type="float" office:value="223.175">
                <text:p>223.175</text:p>
              </table:table-cell>
              <table:table-cell office:value-type="float" office:value="389.334">
                <text:p>389.33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97.037">
                <text:p>297.037</text:p>
              </table:table-cell>
              <table:table-cell office:value-type="float" office:value="216.956">
                <text:p>216.956</text:p>
              </table:table-cell>
              <table:table-cell office:value-type="float" office:value="379.193">
                <text:p>379.193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88.945">
                <text:p>288.945</text:p>
              </table:table-cell>
              <table:table-cell office:value-type="float" office:value="210.931">
                <text:p>210.931</text:p>
              </table:table-cell>
              <table:table-cell office:value-type="float" office:value="369.478">
                <text:p>369.478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281.127">
                <text:p>281.127</text:p>
              </table:table-cell>
              <table:table-cell office:value-type="float" office:value="205.091">
                <text:p>205.091</text:p>
              </table:table-cell>
              <table:table-cell office:value-type="float" office:value="360.186">
                <text:p>360.186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273.576">
                <text:p>273.576</text:p>
              </table:table-cell>
              <table:table-cell office:value-type="float" office:value="199.425">
                <text:p>199.425</text:p>
              </table:table-cell>
              <table:table-cell office:value-type="float" office:value="351.318">
                <text:p>351.318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266.284">
                <text:p>266.284</text:p>
              </table:table-cell>
              <table:table-cell office:value-type="float" office:value="193.925">
                <text:p>193.925</text:p>
              </table:table-cell>
              <table:table-cell office:value-type="float" office:value="342.872">
                <text:p>342.872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259.243">
                <text:p>259.243</text:p>
              </table:table-cell>
              <table:table-cell office:value-type="float" office:value="188.581">
                <text:p>188.581</text:p>
              </table:table-cell>
              <table:table-cell office:value-type="float" office:value="334.847">
                <text:p>334.847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252.447">
                <text:p>252.447</text:p>
              </table:table-cell>
              <table:table-cell office:value-type="float" office:value="183.384">
                <text:p>183.384</text:p>
              </table:table-cell>
              <table:table-cell office:value-type="float" office:value="327.241">
                <text:p>327.241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245.887">
                <text:p>245.887</text:p>
              </table:table-cell>
              <table:table-cell office:value-type="float" office:value="178.326">
                <text:p>178.326</text:p>
              </table:table-cell>
              <table:table-cell office:value-type="float" office:value="320.054">
                <text:p>320.054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239.556">
                <text:p>239.556</text:p>
              </table:table-cell>
              <table:table-cell office:value-type="float" office:value="173.399">
                <text:p>173.399</text:p>
              </table:table-cell>
              <table:table-cell office:value-type="float" office:value="313.284">
                <text:p>313.284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233.446">
                <text:p>233.446</text:p>
              </table:table-cell>
              <table:table-cell office:value-type="float" office:value="168.598">
                <text:p>168.598</text:p>
              </table:table-cell>
              <table:table-cell office:value-type="float" office:value="306.931">
                <text:p>306.931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227.551">
                <text:p>227.551</text:p>
              </table:table-cell>
              <table:table-cell office:value-type="float" office:value="163.914">
                <text:p>163.914</text:p>
              </table:table-cell>
              <table:table-cell office:value-type="float" office:value="300.993">
                <text:p>300.993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221.862">
                <text:p>221.862</text:p>
              </table:table-cell>
              <table:table-cell office:value-type="float" office:value="159.344">
                <text:p>159.344</text:p>
              </table:table-cell>
              <table:table-cell office:value-type="float" office:value="295.468">
                <text:p>295.468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216.374">
                <text:p>216.374</text:p>
              </table:table-cell>
              <table:table-cell office:value-type="float" office:value="154.882">
                <text:p>154.882</text:p>
              </table:table-cell>
              <table:table-cell office:value-type="float" office:value="290.354">
                <text:p>290.354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211.078">
                <text:p>211.078</text:p>
              </table:table-cell>
              <table:table-cell office:value-type="float" office:value="150.524">
                <text:p>150.524</text:p>
              </table:table-cell>
              <table:table-cell office:value-type="float" office:value="285.644">
                <text:p>285.644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205.967">
                <text:p>205.967</text:p>
              </table:table-cell>
              <table:table-cell office:value-type="float" office:value="146.268">
                <text:p>146.268</text:p>
              </table:table-cell>
              <table:table-cell office:value-type="float" office:value="281.333">
                <text:p>281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Incidence total</text:p>
        </chart:title>
        <chart:legend chart:legend-position="end" svg:x="13.756cm" svg:y="3.703cm" style:legend-expansion="high" chart:style-name="ch3"/>
        <chart:plot-area chart:style-name="ch4" table:cell-range-address="Sheet7.A1:Sheet7.D36" chart:data-source-has-labels="both" svg:x="0.32cm" svg:y="1.275cm" svg:width="13.116cm" svg:height="7.545cm">
          <chartooo:coordinate-region svg:x="2.053cm" svg:y="1.474cm" svg:width="11.383cm" svg:height="6.699cm"/>
          <chart:axis chart:dimension="x" chart:name="primary-x" chart:style-name="ch5" chartooo:axis-type="auto">
            <chartooo:date-scale/>
            <chart:categories table:cell-range-address="Sheet7.A2:Sheet7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36" chart:label-cell-address="Sheet7.B1:Sheet7.B1" chart:class="chart:line">
            <chart:data-point chart:repeated="35"/>
          </chart:series>
          <chart:series chart:style-name="ch8" chart:values-cell-range-address="Sheet7.C2:Sheet7.C36" chart:label-cell-address="Sheet7.C1:Sheet7.C1" chart:class="chart:line">
            <chart:data-point chart:repeated="35"/>
          </chart:series>
          <chart:series chart:style-name="ch9" chart:values-cell-range-address="Sheet7.D2:Sheet7.D36" chart:label-cell-address="Sheet7.D1:Sheet7.D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abs</text:p>
                <draw:g>
                  <svg:desc>Sheet7.B1:Sheet7.B1</svg:desc>
                </draw:g>
              </table:table-cell>
              <table:table-cell office:value-type="string">
                <text:p>Lo 95</text:p>
                <draw:g>
                  <svg:desc>Sheet7.C1:Sheet7.C1</svg:desc>
                </draw:g>
              </table:table-cell>
              <table:table-cell office:value-type="string">
                <text:p>Hi 95</text:p>
                <draw:g>
                  <svg:desc>Sheet7.D1:Sheet7.D1</svg:desc>
                </draw:g>
              </table:table-cell>
            </table:table-row>
          </table:table-header-rows>
          <table:table-rows>
            <table:table-row>
              <table:table-cell office:value-type="float" office:value="44304">
                <text:p>44304</text:p>
                <draw:g>
                  <svg:desc>Sheet7.A2:Sheet7.A36</svg:desc>
                </draw:g>
              </table:table-cell>
              <table:table-cell office:value-type="float" office:value="1587080">
                <text:p>1587080</text:p>
                <draw:g>
                  <svg:desc>Sheet7.B2:Sheet7.B36</svg:desc>
                </draw:g>
              </table:table-cell>
              <table:table-cell office:value-type="float" office:value="1582190">
                <text:p>1582190</text:p>
                <draw:g>
                  <svg:desc>Sheet7.C2:Sheet7.C36</svg:desc>
                </draw:g>
              </table:table-cell>
              <table:table-cell office:value-type="float" office:value="1591980">
                <text:p>1591980</text:p>
                <draw:g>
                  <svg:desc>Sheet7.D2:Sheet7.D36</svg:desc>
                </draw:g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591320">
                <text:p>1591320</text:p>
              </table:table-cell>
              <table:table-cell office:value-type="float" office:value="1586490">
                <text:p>1586490</text:p>
              </table:table-cell>
              <table:table-cell office:value-type="float" office:value="1596140">
                <text:p>159614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593690">
                <text:p>1593690</text:p>
              </table:table-cell>
              <table:table-cell office:value-type="float" office:value="1588980">
                <text:p>1588980</text:p>
              </table:table-cell>
              <table:table-cell office:value-type="float" office:value="1598410">
                <text:p>159841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595540">
                <text:p>1595540</text:p>
              </table:table-cell>
              <table:table-cell office:value-type="float" office:value="1590940">
                <text:p>1590940</text:p>
              </table:table-cell>
              <table:table-cell office:value-type="float" office:value="1600140">
                <text:p>1600140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597460">
                <text:p>1597460</text:p>
              </table:table-cell>
              <table:table-cell office:value-type="float" office:value="1592980">
                <text:p>1592980</text:p>
              </table:table-cell>
              <table:table-cell office:value-type="float" office:value="1601940">
                <text:p>1601940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00180">
                <text:p>1600180</text:p>
              </table:table-cell>
              <table:table-cell office:value-type="float" office:value="1595320">
                <text:p>1595320</text:p>
              </table:table-cell>
              <table:table-cell office:value-type="float" office:value="1605060">
                <text:p>1605060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02850">
                <text:p>1602850</text:p>
              </table:table-cell>
              <table:table-cell office:value-type="float" office:value="1597620">
                <text:p>1597620</text:p>
              </table:table-cell>
              <table:table-cell office:value-type="float" office:value="1608120">
                <text:p>1608120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05480">
                <text:p>1605480</text:p>
              </table:table-cell>
              <table:table-cell office:value-type="float" office:value="1599890">
                <text:p>1599890</text:p>
              </table:table-cell>
              <table:table-cell office:value-type="float" office:value="1611130">
                <text:p>1611130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608070">
                <text:p>1608070</text:p>
              </table:table-cell>
              <table:table-cell office:value-type="float" office:value="1602120">
                <text:p>1602120</text:p>
              </table:table-cell>
              <table:table-cell office:value-type="float" office:value="1614090">
                <text:p>161409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610610">
                <text:p>1610610</text:p>
              </table:table-cell>
              <table:table-cell office:value-type="float" office:value="1604320">
                <text:p>1604320</text:p>
              </table:table-cell>
              <table:table-cell office:value-type="float" office:value="1617010">
                <text:p>1617010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613110">
                <text:p>1613110</text:p>
              </table:table-cell>
              <table:table-cell office:value-type="float" office:value="1606480">
                <text:p>1606480</text:p>
              </table:table-cell>
              <table:table-cell office:value-type="float" office:value="1619900">
                <text:p>1619900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615560">
                <text:p>1615560</text:p>
              </table:table-cell>
              <table:table-cell office:value-type="float" office:value="1608600">
                <text:p>1608600</text:p>
              </table:table-cell>
              <table:table-cell office:value-type="float" office:value="1622750">
                <text:p>1622750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617970">
                <text:p>1617970</text:p>
              </table:table-cell>
              <table:table-cell office:value-type="float" office:value="1610670">
                <text:p>1610670</text:p>
              </table:table-cell>
              <table:table-cell office:value-type="float" office:value="1625570">
                <text:p>1625570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620340">
                <text:p>1620340</text:p>
              </table:table-cell>
              <table:table-cell office:value-type="float" office:value="1612700">
                <text:p>1612700</text:p>
              </table:table-cell>
              <table:table-cell office:value-type="float" office:value="1628360">
                <text:p>1628360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622660">
                <text:p>1622660</text:p>
              </table:table-cell>
              <table:table-cell office:value-type="float" office:value="1614680">
                <text:p>1614680</text:p>
              </table:table-cell>
              <table:table-cell office:value-type="float" office:value="1631140">
                <text:p>1631140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624950">
                <text:p>1624950</text:p>
              </table:table-cell>
              <table:table-cell office:value-type="float" office:value="1616610">
                <text:p>1616610</text:p>
              </table:table-cell>
              <table:table-cell office:value-type="float" office:value="1633890">
                <text:p>1633890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627190">
                <text:p>1627190</text:p>
              </table:table-cell>
              <table:table-cell office:value-type="float" office:value="1618490">
                <text:p>1618490</text:p>
              </table:table-cell>
              <table:table-cell office:value-type="float" office:value="1636640">
                <text:p>163664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629390">
                <text:p>1629390</text:p>
              </table:table-cell>
              <table:table-cell office:value-type="float" office:value="1620320">
                <text:p>1620320</text:p>
              </table:table-cell>
              <table:table-cell office:value-type="float" office:value="1639370">
                <text:p>1639370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631560">
                <text:p>1631560</text:p>
              </table:table-cell>
              <table:table-cell office:value-type="float" office:value="1622100">
                <text:p>1622100</text:p>
              </table:table-cell>
              <table:table-cell office:value-type="float" office:value="1642100">
                <text:p>164210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633680">
                <text:p>1633680</text:p>
              </table:table-cell>
              <table:table-cell office:value-type="float" office:value="1623830">
                <text:p>1623830</text:p>
              </table:table-cell>
              <table:table-cell office:value-type="float" office:value="1644810">
                <text:p>1644810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635770">
                <text:p>1635770</text:p>
              </table:table-cell>
              <table:table-cell office:value-type="float" office:value="1625510">
                <text:p>1625510</text:p>
              </table:table-cell>
              <table:table-cell office:value-type="float" office:value="1647530">
                <text:p>1647530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637820">
                <text:p>1637820</text:p>
              </table:table-cell>
              <table:table-cell office:value-type="float" office:value="1627130">
                <text:p>1627130</text:p>
              </table:table-cell>
              <table:table-cell office:value-type="float" office:value="1650250">
                <text:p>1650250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639830">
                <text:p>1639830</text:p>
              </table:table-cell>
              <table:table-cell office:value-type="float" office:value="1628710">
                <text:p>1628710</text:p>
              </table:table-cell>
              <table:table-cell office:value-type="float" office:value="1652970">
                <text:p>1652970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641810">
                <text:p>1641810</text:p>
              </table:table-cell>
              <table:table-cell office:value-type="float" office:value="1630240">
                <text:p>1630240</text:p>
              </table:table-cell>
              <table:table-cell office:value-type="float" office:value="1655700">
                <text:p>1655700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643760">
                <text:p>1643760</text:p>
              </table:table-cell>
              <table:table-cell office:value-type="float" office:value="1631720">
                <text:p>1631720</text:p>
              </table:table-cell>
              <table:table-cell office:value-type="float" office:value="1658440">
                <text:p>1658440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645670">
                <text:p>1645670</text:p>
              </table:table-cell>
              <table:table-cell office:value-type="float" office:value="1633160">
                <text:p>1633160</text:p>
              </table:table-cell>
              <table:table-cell office:value-type="float" office:value="1661200">
                <text:p>1661200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647540">
                <text:p>1647540</text:p>
              </table:table-cell>
              <table:table-cell office:value-type="float" office:value="1634550">
                <text:p>1634550</text:p>
              </table:table-cell>
              <table:table-cell office:value-type="float" office:value="1663980">
                <text:p>1663980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649390">
                <text:p>1649390</text:p>
              </table:table-cell>
              <table:table-cell office:value-type="float" office:value="1635900">
                <text:p>1635900</text:p>
              </table:table-cell>
              <table:table-cell office:value-type="float" office:value="1666780">
                <text:p>1666780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651200">
                <text:p>1651200</text:p>
              </table:table-cell>
              <table:table-cell office:value-type="float" office:value="1637210">
                <text:p>1637210</text:p>
              </table:table-cell>
              <table:table-cell office:value-type="float" office:value="1669600">
                <text:p>1669600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652990">
                <text:p>1652990</text:p>
              </table:table-cell>
              <table:table-cell office:value-type="float" office:value="1638480">
                <text:p>1638480</text:p>
              </table:table-cell>
              <table:table-cell office:value-type="float" office:value="1672450">
                <text:p>167245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654740">
                <text:p>1654740</text:p>
              </table:table-cell>
              <table:table-cell office:value-type="float" office:value="1639700">
                <text:p>1639700</text:p>
              </table:table-cell>
              <table:table-cell office:value-type="float" office:value="1675320">
                <text:p>1675320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656470">
                <text:p>1656470</text:p>
              </table:table-cell>
              <table:table-cell office:value-type="float" office:value="1640890">
                <text:p>1640890</text:p>
              </table:table-cell>
              <table:table-cell office:value-type="float" office:value="1678230">
                <text:p>1678230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658170">
                <text:p>1658170</text:p>
              </table:table-cell>
              <table:table-cell office:value-type="float" office:value="1642040">
                <text:p>1642040</text:p>
              </table:table-cell>
              <table:table-cell office:value-type="float" office:value="1681160">
                <text:p>16811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Mrtví total</text:p>
        </chart:title>
        <chart:legend chart:legend-position="end" svg:x="13.756cm" svg:y="3.703cm" style:legend-expansion="high" chart:style-name="ch3"/>
        <chart:plot-area chart:style-name="ch4" table:cell-range-address="Sheet7.E1:Sheet7.H36" chart:data-source-has-labels="both" svg:x="0.32cm" svg:y="1.275cm" svg:width="13.116cm" svg:height="7.545cm">
          <chartooo:coordinate-region svg:x="1.497cm" svg:y="1.474cm" svg:width="11.939cm" svg:height="6.699cm"/>
          <chart:axis chart:dimension="x" chart:name="primary-x" chart:style-name="ch5" chartooo:axis-type="auto">
            <chartooo:date-scale/>
            <chart:categories table:cell-range-address="Sheet7.E2:Sheet7.E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F2:Sheet7.F36" chart:label-cell-address="Sheet7.F1:Sheet7.F1" chart:class="chart:line">
            <chart:data-point chart:repeated="35"/>
          </chart:series>
          <chart:series chart:style-name="ch8" chart:values-cell-range-address="Sheet7.G2:Sheet7.G36" chart:label-cell-address="Sheet7.G1:Sheet7.G1" chart:class="chart:line">
            <chart:data-point chart:repeated="35"/>
          </chart:series>
          <chart:series chart:style-name="ch9" chart:values-cell-range-address="Sheet7.H2:Sheet7.H36" chart:label-cell-address="Sheet7.H1:Sheet7.H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 abs</text:p>
                <draw:g>
                  <svg:desc>Sheet7.F1:Sheet7.F1</svg:desc>
                </draw:g>
              </table:table-cell>
              <table:table-cell office:value-type="string">
                <text:p>Lo 95</text:p>
                <draw:g>
                  <svg:desc>Sheet7.G1:Sheet7.G1</svg:desc>
                </draw:g>
              </table:table-cell>
              <table:table-cell office:value-type="string">
                <text:p>Hi 95</text:p>
                <draw:g>
                  <svg:desc>Sheet7.H1:Sheet7.H1</svg:desc>
                </draw:g>
              </table:table-cell>
            </table:table-row>
          </table:table-header-rows>
          <table:table-rows>
            <table:table-row>
              <table:table-cell office:value-type="float" office:value="44304">
                <text:p>44304</text:p>
                <draw:g>
                  <svg:desc>Sheet7.E2:Sheet7.E36</svg:desc>
                </draw:g>
              </table:table-cell>
              <table:table-cell office:value-type="float" office:value="28502.5">
                <text:p>28502.5</text:p>
                <draw:g>
                  <svg:desc>Sheet7.F2:Sheet7.F36</svg:desc>
                </draw:g>
              </table:table-cell>
              <table:table-cell office:value-type="float" office:value="28355.7">
                <text:p>28355.7</text:p>
                <draw:g>
                  <svg:desc>Sheet7.G2:Sheet7.G36</svg:desc>
                </draw:g>
              </table:table-cell>
              <table:table-cell office:value-type="float" office:value="28649.3">
                <text:p>28649.3</text:p>
                <draw:g>
                  <svg:desc>Sheet7.H2:Sheet7.H36</svg:desc>
                </draw:g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8555">
                <text:p>28555</text:p>
              </table:table-cell>
              <table:table-cell office:value-type="float" office:value="28413.6">
                <text:p>28413.6</text:p>
              </table:table-cell>
              <table:table-cell office:value-type="float" office:value="28696.5">
                <text:p>28696.5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8617.1">
                <text:p>28617.1</text:p>
              </table:table-cell>
              <table:table-cell office:value-type="float" office:value="28479.6">
                <text:p>28479.6</text:p>
              </table:table-cell>
              <table:table-cell office:value-type="float" office:value="28754.5">
                <text:p>28754.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28672.9">
                <text:p>28672.9</text:p>
              </table:table-cell>
              <table:table-cell office:value-type="float" office:value="28539.8">
                <text:p>28539.8</text:p>
              </table:table-cell>
              <table:table-cell office:value-type="float" office:value="28806">
                <text:p>2880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28682.8">
                <text:p>28682.8</text:p>
              </table:table-cell>
              <table:table-cell office:value-type="float" office:value="28554.6">
                <text:p>28554.6</text:p>
              </table:table-cell>
              <table:table-cell office:value-type="float" office:value="28810.9">
                <text:p>28810.9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28739">
                <text:p>28739</text:p>
              </table:table-cell>
              <table:table-cell office:value-type="float" office:value="28603.6">
                <text:p>28603.6</text:p>
              </table:table-cell>
              <table:table-cell office:value-type="float" office:value="28874.4">
                <text:p>28874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8793.7">
                <text:p>28793.7</text:p>
              </table:table-cell>
              <table:table-cell office:value-type="float" office:value="28651.9">
                <text:p>28651.9</text:p>
              </table:table-cell>
              <table:table-cell office:value-type="float" office:value="28935.5">
                <text:p>28935.5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28846.8">
                <text:p>28846.8</text:p>
              </table:table-cell>
              <table:table-cell office:value-type="float" office:value="28699.2">
                <text:p>28699.2</text:p>
              </table:table-cell>
              <table:table-cell office:value-type="float" office:value="28994.4">
                <text:p>28994.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28898.4">
                <text:p>28898.4</text:p>
              </table:table-cell>
              <table:table-cell office:value-type="float" office:value="28745.6">
                <text:p>28745.6</text:p>
              </table:table-cell>
              <table:table-cell office:value-type="float" office:value="29051.3">
                <text:p>29051.3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28948.6">
                <text:p>28948.6</text:p>
              </table:table-cell>
              <table:table-cell office:value-type="float" office:value="28791">
                <text:p>28791</text:p>
              </table:table-cell>
              <table:table-cell office:value-type="float" office:value="29106.3">
                <text:p>29106.3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28997.3">
                <text:p>28997.3</text:p>
              </table:table-cell>
              <table:table-cell office:value-type="float" office:value="28835.4">
                <text:p>28835.4</text:p>
              </table:table-cell>
              <table:table-cell office:value-type="float" office:value="29159.4">
                <text:p>29159.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29044.7">
                <text:p>29044.7</text:p>
              </table:table-cell>
              <table:table-cell office:value-type="float" office:value="28878.8">
                <text:p>28878.8</text:p>
              </table:table-cell>
              <table:table-cell office:value-type="float" office:value="29210.9">
                <text:p>29210.9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29090.8">
                <text:p>29090.8</text:p>
              </table:table-cell>
              <table:table-cell office:value-type="float" office:value="28921.2">
                <text:p>28921.2</text:p>
              </table:table-cell>
              <table:table-cell office:value-type="float" office:value="29260.8">
                <text:p>29260.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29135.5">
                <text:p>29135.5</text:p>
              </table:table-cell>
              <table:table-cell office:value-type="float" office:value="28962.5">
                <text:p>28962.5</text:p>
              </table:table-cell>
              <table:table-cell office:value-type="float" office:value="29309.2">
                <text:p>29309.2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29179.1">
                <text:p>29179.1</text:p>
              </table:table-cell>
              <table:table-cell office:value-type="float" office:value="29002.9">
                <text:p>29002.9</text:p>
              </table:table-cell>
              <table:table-cell office:value-type="float" office:value="29356.1">
                <text:p>29356.1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29221.4">
                <text:p>29221.4</text:p>
              </table:table-cell>
              <table:table-cell office:value-type="float" office:value="29042.3">
                <text:p>29042.3</text:p>
              </table:table-cell>
              <table:table-cell office:value-type="float" office:value="29401.7">
                <text:p>29401.7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9262.6">
                <text:p>29262.6</text:p>
              </table:table-cell>
              <table:table-cell office:value-type="float" office:value="29080.7">
                <text:p>29080.7</text:p>
              </table:table-cell>
              <table:table-cell office:value-type="float" office:value="29445.9">
                <text:p>29445.9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9302.7">
                <text:p>29302.7</text:p>
              </table:table-cell>
              <table:table-cell office:value-type="float" office:value="29118.2">
                <text:p>29118.2</text:p>
              </table:table-cell>
              <table:table-cell office:value-type="float" office:value="29489">
                <text:p>29489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9341.7">
                <text:p>29341.7</text:p>
              </table:table-cell>
              <table:table-cell office:value-type="float" office:value="29154.7">
                <text:p>29154.7</text:p>
              </table:table-cell>
              <table:table-cell office:value-type="float" office:value="29530.8">
                <text:p>29530.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9379.7">
                <text:p>29379.7</text:p>
              </table:table-cell>
              <table:table-cell office:value-type="float" office:value="29190.4">
                <text:p>29190.4</text:p>
              </table:table-cell>
              <table:table-cell office:value-type="float" office:value="29571.6">
                <text:p>29571.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29416.7">
                <text:p>29416.7</text:p>
              </table:table-cell>
              <table:table-cell office:value-type="float" office:value="29225.1">
                <text:p>29225.1</text:p>
              </table:table-cell>
              <table:table-cell office:value-type="float" office:value="29611.3">
                <text:p>29611.3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29452.7">
                <text:p>29452.7</text:p>
              </table:table-cell>
              <table:table-cell office:value-type="float" office:value="29259">
                <text:p>29259</text:p>
              </table:table-cell>
              <table:table-cell office:value-type="float" office:value="29650">
                <text:p>29650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29487.7">
                <text:p>29487.7</text:p>
              </table:table-cell>
              <table:table-cell office:value-type="float" office:value="29292">
                <text:p>29292</text:p>
              </table:table-cell>
              <table:table-cell office:value-type="float" office:value="29687.7">
                <text:p>29687.7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29521.9">
                <text:p>29521.9</text:p>
              </table:table-cell>
              <table:table-cell office:value-type="float" office:value="29324.2">
                <text:p>29324.2</text:p>
              </table:table-cell>
              <table:table-cell office:value-type="float" office:value="29724.6">
                <text:p>29724.6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29555.2">
                <text:p>29555.2</text:p>
              </table:table-cell>
              <table:table-cell office:value-type="float" office:value="29355.6">
                <text:p>29355.6</text:p>
              </table:table-cell>
              <table:table-cell office:value-type="float" office:value="29760.7">
                <text:p>29760.7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29587.6">
                <text:p>29587.6</text:p>
              </table:table-cell>
              <table:table-cell office:value-type="float" office:value="29386.2">
                <text:p>29386.2</text:p>
              </table:table-cell>
              <table:table-cell office:value-type="float" office:value="29796">
                <text:p>29796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29619.3">
                <text:p>29619.3</text:p>
              </table:table-cell>
              <table:table-cell office:value-type="float" office:value="29415.9">
                <text:p>29415.9</text:p>
              </table:table-cell>
              <table:table-cell office:value-type="float" office:value="29830.5">
                <text:p>29830.5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29650.1">
                <text:p>29650.1</text:p>
              </table:table-cell>
              <table:table-cell office:value-type="float" office:value="29444.9">
                <text:p>29444.9</text:p>
              </table:table-cell>
              <table:table-cell office:value-type="float" office:value="29864.4">
                <text:p>29864.4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29680.2">
                <text:p>29680.2</text:p>
              </table:table-cell>
              <table:table-cell office:value-type="float" office:value="29473.1">
                <text:p>29473.1</text:p>
              </table:table-cell>
              <table:table-cell office:value-type="float" office:value="29897.7">
                <text:p>29897.7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29709.6">
                <text:p>29709.6</text:p>
              </table:table-cell>
              <table:table-cell office:value-type="float" office:value="29500.6">
                <text:p>29500.6</text:p>
              </table:table-cell>
              <table:table-cell office:value-type="float" office:value="29930.3">
                <text:p>29930.3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29738.3">
                <text:p>29738.3</text:p>
              </table:table-cell>
              <table:table-cell office:value-type="float" office:value="29527.3">
                <text:p>29527.3</text:p>
              </table:table-cell>
              <table:table-cell office:value-type="float" office:value="29962.5">
                <text:p>29962.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29766.3">
                <text:p>29766.3</text:p>
              </table:table-cell>
              <table:table-cell office:value-type="float" office:value="29553.3">
                <text:p>29553.3</text:p>
              </table:table-cell>
              <table:table-cell office:value-type="float" office:value="29994.2">
                <text:p>29994.2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29793.6">
                <text:p>29793.6</text:p>
              </table:table-cell>
              <table:table-cell office:value-type="float" office:value="29578.5">
                <text:p>29578.5</text:p>
              </table:table-cell>
              <table:table-cell office:value-type="float" office:value="30025.5">
                <text:p>3002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Hospitalizace</text:p>
        </chart:title>
        <chart:legend chart:legend-position="end" svg:x="13.809cm" svg:y="3.703cm" style:legend-expansion="high" chart:style-name="ch3"/>
        <chart:plot-area chart:style-name="ch4" table:cell-range-address="Sheet7.I1:Sheet7.L64" chart:data-source-has-labels="both" svg:x="0.32cm" svg:y="1.275cm" svg:width="13.169cm" svg:height="7.545cm">
          <chartooo:coordinate-region svg:x="1.312cm" svg:y="1.475cm" svg:width="12.177cm" svg:height="6.698cm"/>
          <chart:axis chart:dimension="x" chart:name="primary-x" chart:style-name="ch5" chartooo:axis-type="auto">
            <chartooo:date-scale/>
            <chart:categories table:cell-range-address="Sheet7.I2:Sheet7.I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J2:Sheet7.J64" chart:label-cell-address="Sheet7.J1:Sheet7.J1" chart:class="chart:line">
            <chart:data-point chart:repeated="63"/>
          </chart:series>
          <chart:series chart:style-name="ch8" chart:values-cell-range-address="Sheet7.K2:Sheet7.K64" chart:label-cell-address="Sheet7.K1:Sheet7.K1" chart:class="chart:line">
            <chart:data-point chart:repeated="63"/>
          </chart:series>
          <chart:series chart:style-name="ch9" chart:values-cell-range-address="Sheet7.L2:Sheet7.L64" chart:label-cell-address="Sheet7.L1:Sheet7.L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</text:p>
                <draw:g>
                  <svg:desc>Sheet7.J1:Sheet7.J1</svg:desc>
                </draw:g>
              </table:table-cell>
              <table:table-cell office:value-type="string">
                <text:p>Lo 95</text:p>
                <draw:g>
                  <svg:desc>Sheet7.K1:Sheet7.K1</svg:desc>
                </draw:g>
              </table:table-cell>
              <table:table-cell office:value-type="string">
                <text:p>Hi 95</text:p>
                <draw:g>
                  <svg:desc>Sheet7.L1:Sheet7.L1</svg:desc>
                </draw:g>
              </table:table-cell>
            </table:table-row>
          </table:table-header-rows>
          <table:table-rows>
            <table:table-row>
              <table:table-cell office:value-type="float" office:value="44304">
                <text:p>44304</text:p>
                <draw:g>
                  <svg:desc>Sheet7.I2:Sheet7.I64</svg:desc>
                </draw:g>
              </table:table-cell>
              <table:table-cell office:value-type="float" office:value="4374.32">
                <text:p>4374.32</text:p>
                <draw:g>
                  <svg:desc>Sheet7.J2:Sheet7.J64</svg:desc>
                </draw:g>
              </table:table-cell>
              <table:table-cell office:value-type="float" office:value="3579.2">
                <text:p>3579.2</text:p>
                <draw:g>
                  <svg:desc>Sheet7.K2:Sheet7.K64</svg:desc>
                </draw:g>
              </table:table-cell>
              <table:table-cell office:value-type="float" office:value="5169.44">
                <text:p>5169.44</text:p>
                <draw:g>
                  <svg:desc>Sheet7.L2:Sheet7.L64</svg:desc>
                </draw:g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4217.47">
                <text:p>4217.47</text:p>
              </table:table-cell>
              <table:table-cell office:value-type="float" office:value="3442.24">
                <text:p>3442.24</text:p>
              </table:table-cell>
              <table:table-cell office:value-type="float" office:value="4992.73">
                <text:p>4992.73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4085.39">
                <text:p>4085.39</text:p>
              </table:table-cell>
              <table:table-cell office:value-type="float" office:value="3331.45">
                <text:p>3331.45</text:p>
              </table:table-cell>
              <table:table-cell office:value-type="float" office:value="4839.43">
                <text:p>4839.43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3945.42">
                <text:p>3945.42</text:p>
              </table:table-cell>
              <table:table-cell office:value-type="float" office:value="3214.13">
                <text:p>3214.13</text:p>
              </table:table-cell>
              <table:table-cell office:value-type="float" office:value="4676.94">
                <text:p>4676.9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3787.76">
                <text:p>3787.76</text:p>
              </table:table-cell>
              <table:table-cell office:value-type="float" office:value="3081.43">
                <text:p>3081.43</text:p>
              </table:table-cell>
              <table:table-cell office:value-type="float" office:value="4494.56">
                <text:p>4494.56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3685.83">
                <text:p>3685.83</text:p>
              </table:table-cell>
              <table:table-cell office:value-type="float" office:value="2967.17">
                <text:p>2967.17</text:p>
              </table:table-cell>
              <table:table-cell office:value-type="float" office:value="4405.32">
                <text:p>4405.3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3586.16">
                <text:p>3586.16</text:p>
              </table:table-cell>
              <table:table-cell office:value-type="float" office:value="2859.99">
                <text:p>2859.99</text:p>
              </table:table-cell>
              <table:table-cell office:value-type="float" office:value="4313.7">
                <text:p>4313.7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3488.88">
                <text:p>3488.88</text:p>
              </table:table-cell>
              <table:table-cell office:value-type="float" office:value="2759">
                <text:p>2759</text:p>
              </table:table-cell>
              <table:table-cell office:value-type="float" office:value="4220.9">
                <text:p>4220.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3394.06">
                <text:p>3394.06</text:p>
              </table:table-cell>
              <table:table-cell office:value-type="float" office:value="2663.48">
                <text:p>2663.48</text:p>
              </table:table-cell>
              <table:table-cell office:value-type="float" office:value="4127.8">
                <text:p>4127.8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3301.74">
                <text:p>3301.74</text:p>
              </table:table-cell>
              <table:table-cell office:value-type="float" office:value="2572.88">
                <text:p>2572.88</text:p>
              </table:table-cell>
              <table:table-cell office:value-type="float" office:value="4035.11">
                <text:p>4035.1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211.96">
                <text:p>3211.96</text:p>
              </table:table-cell>
              <table:table-cell office:value-type="float" office:value="2486.77">
                <text:p>2486.77</text:p>
              </table:table-cell>
              <table:table-cell office:value-type="float" office:value="3943.35">
                <text:p>3943.3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124.7">
                <text:p>3124.7</text:p>
              </table:table-cell>
              <table:table-cell office:value-type="float" office:value="2404.75">
                <text:p>2404.75</text:p>
              </table:table-cell>
              <table:table-cell office:value-type="float" office:value="3852.94">
                <text:p>3852.9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039.96">
                <text:p>3039.96</text:p>
              </table:table-cell>
              <table:table-cell office:value-type="float" office:value="2326.5">
                <text:p>2326.5</text:p>
              </table:table-cell>
              <table:table-cell office:value-type="float" office:value="3764.22">
                <text:p>3764.2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2957.72">
                <text:p>2957.72</text:p>
              </table:table-cell>
              <table:table-cell office:value-type="float" office:value="2251.73">
                <text:p>2251.73</text:p>
              </table:table-cell>
              <table:table-cell office:value-type="float" office:value="3677.5">
                <text:p>3677.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2877.94">
                <text:p>2877.94</text:p>
              </table:table-cell>
              <table:table-cell office:value-type="float" office:value="2180.18">
                <text:p>2180.18</text:p>
              </table:table-cell>
              <table:table-cell office:value-type="float" office:value="3592.98">
                <text:p>3592.9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2800.59">
                <text:p>2800.59</text:p>
              </table:table-cell>
              <table:table-cell office:value-type="float" office:value="2111.66">
                <text:p>2111.66</text:p>
              </table:table-cell>
              <table:table-cell office:value-type="float" office:value="3510.87">
                <text:p>3510.87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725.64">
                <text:p>2725.64</text:p>
              </table:table-cell>
              <table:table-cell office:value-type="float" office:value="2045.92">
                <text:p>2045.92</text:p>
              </table:table-cell>
              <table:table-cell office:value-type="float" office:value="3431.34">
                <text:p>3431.3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2653.03">
                <text:p>2653.03</text:p>
              </table:table-cell>
              <table:table-cell office:value-type="float" office:value="1982.81">
                <text:p>1982.81</text:p>
              </table:table-cell>
              <table:table-cell office:value-type="float" office:value="3354.51">
                <text:p>3354.51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2582.72">
                <text:p>2582.72</text:p>
              </table:table-cell>
              <table:table-cell office:value-type="float" office:value="1922.14">
                <text:p>1922.14</text:p>
              </table:table-cell>
              <table:table-cell office:value-type="float" office:value="3280.49">
                <text:p>3280.49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2514.65">
                <text:p>2514.65</text:p>
              </table:table-cell>
              <table:table-cell office:value-type="float" office:value="1863.76">
                <text:p>1863.76</text:p>
              </table:table-cell>
              <table:table-cell office:value-type="float" office:value="3209.36">
                <text:p>3209.3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2448.77">
                <text:p>2448.77</text:p>
              </table:table-cell>
              <table:table-cell office:value-type="float" office:value="1807.52">
                <text:p>1807.52</text:p>
              </table:table-cell>
              <table:table-cell office:value-type="float" office:value="3141.22">
                <text:p>3141.22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2385.03">
                <text:p>2385.03</text:p>
              </table:table-cell>
              <table:table-cell office:value-type="float" office:value="1753.29">
                <text:p>1753.29</text:p>
              </table:table-cell>
              <table:table-cell office:value-type="float" office:value="3076.12">
                <text:p>3076.12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2323.37">
                <text:p>2323.37</text:p>
              </table:table-cell>
              <table:table-cell office:value-type="float" office:value="1700.94">
                <text:p>1700.94</text:p>
              </table:table-cell>
              <table:table-cell office:value-type="float" office:value="3014.13">
                <text:p>3014.13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2263.74">
                <text:p>2263.74</text:p>
              </table:table-cell>
              <table:table-cell office:value-type="float" office:value="1650.37">
                <text:p>1650.37</text:p>
              </table:table-cell>
              <table:table-cell office:value-type="float" office:value="2955.28">
                <text:p>2955.28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2206.07">
                <text:p>2206.07</text:p>
              </table:table-cell>
              <table:table-cell office:value-type="float" office:value="1601.46">
                <text:p>1601.46</text:p>
              </table:table-cell>
              <table:table-cell office:value-type="float" office:value="2899.63">
                <text:p>2899.63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2150.31">
                <text:p>2150.31</text:p>
              </table:table-cell>
              <table:table-cell office:value-type="float" office:value="1554.13">
                <text:p>1554.13</text:p>
              </table:table-cell>
              <table:table-cell office:value-type="float" office:value="2847.19">
                <text:p>2847.19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2096.4">
                <text:p>2096.4</text:p>
              </table:table-cell>
              <table:table-cell office:value-type="float" office:value="1508.27">
                <text:p>1508.27</text:p>
              </table:table-cell>
              <table:table-cell office:value-type="float" office:value="2797.97">
                <text:p>2797.97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2044.29">
                <text:p>2044.29</text:p>
              </table:table-cell>
              <table:table-cell office:value-type="float" office:value="1463.82">
                <text:p>1463.82</text:p>
              </table:table-cell>
              <table:table-cell office:value-type="float" office:value="2751.98">
                <text:p>2751.98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993.92">
                <text:p>1993.92</text:p>
              </table:table-cell>
              <table:table-cell office:value-type="float" office:value="1420.68">
                <text:p>1420.68</text:p>
              </table:table-cell>
              <table:table-cell office:value-type="float" office:value="2709.21">
                <text:p>2709.21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945.24">
                <text:p>1945.24</text:p>
              </table:table-cell>
              <table:table-cell office:value-type="float" office:value="1378.81">
                <text:p>1378.81</text:p>
              </table:table-cell>
              <table:table-cell office:value-type="float" office:value="2669.61">
                <text:p>2669.61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898.2">
                <text:p>1898.2</text:p>
              </table:table-cell>
              <table:table-cell office:value-type="float" office:value="1338.13">
                <text:p>1338.13</text:p>
              </table:table-cell>
              <table:table-cell office:value-type="float" office:value="2633.12">
                <text:p>2633.12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852.73">
                <text:p>1852.73</text:p>
              </table:table-cell>
              <table:table-cell office:value-type="float" office:value="1298.59">
                <text:p>1298.59</text:p>
              </table:table-cell>
              <table:table-cell office:value-type="float" office:value="2599.68">
                <text:p>2599.68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808.79">
                <text:p>1808.79</text:p>
              </table:table-cell>
              <table:table-cell office:value-type="float" office:value="1260.15">
                <text:p>1260.15</text:p>
              </table:table-cell>
              <table:table-cell office:value-type="float" office:value="2569.21">
                <text:p>2569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